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4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95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ext-properties fo:color="#ccff00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Push Button 1" form:control-implementation="ooo:com.sun.star.form.component.CommandButton" xml:id="control1" form:id="control1" form:label="File Lis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howFiles?language=Basic&amp;location=application" xlink:type="simple"/>
              </office:event-listeners>
            </form:button>
            <form:button form:name="Push Button 2" form:control-implementation="ooo:com.sun.star.form.component.CommandButton" xml:id="control2" form:id="control2" form:label="Renam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Renamefile?language=Basic&amp;location=application" xlink:type="simple"/>
              </office:event-listeners>
            </form:button>
            <form:radio form:name="Option Button 1" form:control-implementation="ooo:com.sun.star.form.component.RadioButton" xml:id="control3" form:id="control3" form:label="123" form:current-selected="true" form:value="A" form:linked-cell="Sheet1.D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" form:id="control4" form:label="A1A2A3" form:value="C" form:linked-cell="Sheet1.D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" form:id="control5" form:label="ABC" form:value="B" form:linked-cell="Sheet1.D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radio>
          </form:form>
        </office:forms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3" table:visibility="collapse" table:number-columns-repeated="3" table:default-cell-style-name="Default"/>
        <table:table-row table:style-name="ro1">
          <table:table-cell/>
          <table:table-cell table:formula="of:=IF([.$D$5]=&quot;A&quot;;[.K1];IF([.$D$5]=&quot;B&quot;;[.L1];IF([.$D$5]=&quot;C&quot;;[.M1];&quot;&quot;)))&amp;RIGHT([.A1];LEN([.A1])-FIND(&quot;.&quot;;[.A1])+1)" office:value-type="float" office:value="0">
            <text:p>#VALUE!</text:p>
          </table:table-cell>
          <table:table-cell/>
          <table:table-cell table:formula="of:=COUNTA([.A1:.A100])-1" office:value-type="float" office:value="-1">
            <text:p>-1</text:p>
            <draw:control table:end-cell-address="Sheet1.E2" table:end-x="0.0102in" table:end-y="0.1106in" draw:z-index="0" draw:name="File List" draw:text-style-name="P1" svg:width="2.85in" svg:height="0.2878in" svg:x="0.0445in" svg:y="0.0004in" draw:control="control1"/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A1</text:p>
          </table:table-cell>
        </table:table-row>
        <table:table-row table:style-name="ro1">
          <table:table-cell/>
          <table:table-cell table:formula="of:=IF([.$D$5]=&quot;A&quot;;[.K2];IF([.$D$5]=&quot;B&quot;;[.L2];IF([.$D$5]=&quot;C&quot;;[.M2];&quot;&quot;)))&amp;RIGHT([.A2];LEN([.A2])-FIND(&quot;.&quot;;[.A2])+1)" office:value-type="float" office:value="0">
            <text:p>#VALUE!</text:p>
          </table:table-cell>
          <table:table-cell table:number-columns-repeated="2"/>
          <table:table-cell>
            <draw:control table:end-cell-address="Sheet1.G3" table:end-x="0.3909in" table:end-y="0.0945in" draw:z-index="2" draw:style-name="gr1" draw:text-style-name="P2" svg:width="1.4579in" svg:height="0.2717in" svg:x="0.7114in" svg:y="0.0008in" draw:control="control3"/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2</text:p>
          </table:table-cell>
        </table:table-row>
        <table:table-row table:style-name="ro1">
          <table:table-cell/>
          <table:table-cell table:formula="of:=IF([.$D$5]=&quot;A&quot;;[.K3];IF([.$D$5]=&quot;B&quot;;[.L3];IF([.$D$5]=&quot;C&quot;;[.M3];&quot;&quot;)))&amp;RIGHT([.A3];LEN([.A3])-FIND(&quot;.&quot;;[.A3])+1)" office:value-type="float" office:value="0">
            <text:p>#VALUE!</text:p>
          </table:table-cell>
          <table:table-cell table:number-columns-repeated="2"/>
          <table:table-cell>
            <draw:control table:end-cell-address="Sheet1.G5" table:end-x="0.6193in" table:end-y="0.074in" draw:z-index="4" draw:name="ABC" draw:style-name="gr1" draw:text-style-name="P2" svg:width="1.6988in" svg:height="0.2831in" svg:x="0.6988in" svg:y="0.1465in" draw:control="control5">
              <svg:title>123</svg:title>
            </draw:control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A3</text:p>
          </table:table-cell>
        </table:table-row>
        <table:table-row table:style-name="ro1">
          <table:table-cell/>
          <table:table-cell table:formula="of:=IF([.$D$5]=&quot;A&quot;;[.K4];IF([.$D$5]=&quot;B&quot;;[.L4];IF([.$D$5]=&quot;C&quot;;[.M4];&quot;&quot;)))&amp;RIGHT([.A4];LEN([.A4])-FIND(&quot;.&quot;;[.A4])+1)" office:value-type="float" office:value="0">
            <text:p>#VALUE!</text:p>
          </table:table-cell>
          <table:table-cell/>
          <table:table-cell>
            <draw:control table:end-cell-address="Sheet1.D5" table:end-x="2.85in" table:end-y="0.1102in" draw:z-index="1" draw:text-style-name="P1" svg:width="2.839in" svg:height="0.2437in" svg:x="0.011in" svg:y="0.0445in" draw:control="control2"/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A4</text:p>
          </table:table-cell>
        </table:table-row>
        <table:table-row table:style-name="ro1">
          <table:table-cell/>
          <table:table-cell table:formula="of:=IF([.$D$5]=&quot;A&quot;;[.K5];IF([.$D$5]=&quot;B&quot;;[.L5];IF([.$D$5]=&quot;C&quot;;[.M5];&quot;&quot;)))&amp;RIGHT([.A5];LEN([.A5])-FIND(&quot;.&quot;;[.A5])+1)" office:value-type="float" office:value="0">
            <text:p>#VALUE!</text:p>
          </table:table-cell>
          <table:table-cell/>
          <table:table-cell office:value-type="string">
            <text:p>A</text:p>
          </table:table-cell>
          <table:table-cell>
            <draw:control table:end-cell-address="Sheet1.G6" table:end-x="0.6201in" table:end-y="0.1681in" draw:z-index="3" draw:style-name="gr1" draw:text-style-name="P2" svg:width="1.6988in" svg:height="0.2098in" svg:x="0.6996in" svg:y="0.1362in" draw:control="control4"/>
          </table:table-cell>
          <table:table-cell table:number-columns-repeated="5"/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office:value-type="string">
            <text:p>A5</text:p>
          </table:table-cell>
        </table:table-row>
        <table:table-row table:style-name="ro2">
          <table:table-cell/>
          <table:table-cell table:formula="of:=IF([.$D$5]=&quot;A&quot;;[.K6];IF([.$D$5]=&quot;B&quot;;[.L6];IF([.$D$5]=&quot;C&quot;;[.M6];&quot;&quot;)))&amp;RIGHT([.A6];LEN([.A6])-FIND(&quot;.&quot;;[.A6])+1)" office:value-type="float" office:value="0">
            <text:p>#VALUE!</text:p>
          </table:table-cell>
          <table:table-cell/>
          <table:table-cell table:style-name="ce1" office:value-type="string">
            <text:p>C:\Users\karthik.sr\Desktop\New folder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string">
            <text:p>A6</text:p>
          </table:table-cell>
        </table:table-row>
        <table:table-row table:style-name="ro1">
          <table:table-cell/>
          <table:table-cell table:formula="of:=IF([.$D$5]=&quot;A&quot;;[.K7];IF([.$D$5]=&quot;B&quot;;[.L7];IF([.$D$5]=&quot;C&quot;;[.M7];&quot;&quot;)))&amp;RIGHT([.A7];LEN([.A7])-FIND(&quot;.&quot;;[.A7])+1)" office:value-type="float" office:value="0">
            <text:p>#VALUE!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office:value-type="string">
            <text:p>A7</text:p>
          </table:table-cell>
        </table:table-row>
        <table:table-row table:style-name="ro1">
          <table:table-cell/>
          <table:table-cell table:formula="of:=IF([.$D$5]=&quot;A&quot;;[.K8];IF([.$D$5]=&quot;B&quot;;[.L8];IF([.$D$5]=&quot;C&quot;;[.M8];&quot;&quot;)))&amp;RIGHT([.A8];LEN([.A8])-FIND(&quot;.&quot;;[.A8])+1)" office:value-type="float" office:value="0">
            <text:p>#VALUE!</text:p>
          </table:table-cell>
          <table:table-cell table:number-columns-repeated="8"/>
          <table:table-cell office:value-type="float" office:value="8">
            <text:p>8</text:p>
          </table:table-cell>
          <table:table-cell office:value-type="string">
            <text:p>H</text:p>
          </table:table-cell>
          <table:table-cell office:value-type="string">
            <text:p>A8</text:p>
          </table:table-cell>
        </table:table-row>
        <table:table-row table:style-name="ro1">
          <table:table-cell/>
          <table:table-cell table:formula="of:=IF([.$D$5]=&quot;A&quot;;[.K9];IF([.$D$5]=&quot;B&quot;;[.L9];IF([.$D$5]=&quot;C&quot;;[.M9];&quot;&quot;)))&amp;RIGHT([.A9];LEN([.A9])-FIND(&quot;.&quot;;[.A9])+1)" office:value-type="float" office:value="0">
            <text:p>#VALUE!</text:p>
          </table:table-cell>
          <table:table-cell table:number-columns-repeated="8"/>
          <table:table-cell office:value-type="float" office:value="9">
            <text:p>9</text:p>
          </table:table-cell>
          <table:table-cell office:value-type="string">
            <text:p>I</text:p>
          </table:table-cell>
          <table:table-cell office:value-type="string">
            <text:p>A9</text:p>
          </table:table-cell>
        </table:table-row>
        <table:table-row table:style-name="ro1">
          <table:table-cell/>
          <table:table-cell table:formula="of:=IF([.$D$5]=&quot;A&quot;;[.K10];IF([.$D$5]=&quot;B&quot;;[.L10];IF([.$D$5]=&quot;C&quot;;[.M10];&quot;&quot;)))&amp;RIGHT([.A10];LEN([.A10])-FIND(&quot;.&quot;;[.A10])+1)" office:value-type="float" office:value="0">
            <text:p>#VALUE!</text:p>
          </table:table-cell>
          <table:table-cell table:number-columns-repeated="4"/>
          <table:table-cell table:style-name="ce2"/>
          <table:table-cell table:number-columns-repeated="3"/>
          <table:table-cell office:value-type="float" office:value="10">
            <text:p>10</text:p>
          </table:table-cell>
          <table:table-cell office:value-type="string">
            <text:p>J</text:p>
          </table:table-cell>
          <table:table-cell office:value-type="string">
            <text:p>A10</text:p>
          </table:table-cell>
        </table:table-row>
        <table:table-row table:style-name="ro1">
          <table:table-cell/>
          <table:table-cell table:formula="of:=IF([.$D$5]=&quot;A&quot;;[.K11];IF([.$D$5]=&quot;B&quot;;[.L11];IF([.$D$5]=&quot;C&quot;;[.M11];&quot;&quot;)))&amp;RIGHT([.A11];LEN([.A11])-FIND(&quot;.&quot;;[.A11])+1)" office:value-type="float" office:value="0">
            <text:p>#VALUE!</text:p>
          </table:table-cell>
          <table:table-cell table:number-columns-repeated="8"/>
          <table:table-cell office:value-type="float" office:value="11">
            <text:p>11</text:p>
          </table:table-cell>
          <table:table-cell office:value-type="string">
            <text:p>K</text:p>
          </table:table-cell>
          <table:table-cell office:value-type="string">
            <text:p>A11</text:p>
          </table:table-cell>
        </table:table-row>
        <table:table-row table:style-name="ro1">
          <table:table-cell/>
          <table:table-cell table:formula="of:=IF([.$D$5]=&quot;A&quot;;[.K12];IF([.$D$5]=&quot;B&quot;;[.L12];IF([.$D$5]=&quot;C&quot;;[.M12];&quot;&quot;)))&amp;RIGHT([.A12];LEN([.A12])-FIND(&quot;.&quot;;[.A12])+1)" office:value-type="float" office:value="0">
            <text:p>#VALUE!</text:p>
          </table:table-cell>
          <table:table-cell table:number-columns-repeated="8"/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office:value-type="string">
            <text:p>A12</text:p>
          </table:table-cell>
        </table:table-row>
        <table:table-row table:style-name="ro1">
          <table:table-cell/>
          <table:table-cell table:formula="of:=IF([.$D$5]=&quot;A&quot;;[.K13];IF([.$D$5]=&quot;B&quot;;[.L13];IF([.$D$5]=&quot;C&quot;;[.M13];&quot;&quot;)))&amp;RIGHT([.A13];LEN([.A13])-FIND(&quot;.&quot;;[.A13])+1)" office:value-type="float" office:value="0">
            <text:p>#VALUE!</text:p>
          </table:table-cell>
          <table:table-cell table:number-columns-repeated="8"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string">
            <text:p>A13</text:p>
          </table:table-cell>
        </table:table-row>
        <table:table-row table:style-name="ro1">
          <table:table-cell/>
          <table:table-cell table:formula="of:=IF([.$D$5]=&quot;A&quot;;[.K14];IF([.$D$5]=&quot;B&quot;;[.L14];IF([.$D$5]=&quot;C&quot;;[.M14];&quot;&quot;)))&amp;RIGHT([.A14];LEN([.A14])-FIND(&quot;.&quot;;[.A14])+1)" office:value-type="float" office:value="0">
            <text:p>#VALUE!</text:p>
          </table:table-cell>
          <table:table-cell table:number-columns-repeated="8"/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 office:value-type="string">
            <text:p>A14</text:p>
          </table:table-cell>
        </table:table-row>
        <table:table-row table:style-name="ro1">
          <table:table-cell/>
          <table:table-cell table:formula="of:=IF([.$D$5]=&quot;A&quot;;[.K15];IF([.$D$5]=&quot;B&quot;;[.L15];IF([.$D$5]=&quot;C&quot;;[.M15];&quot;&quot;)))&amp;RIGHT([.A15];LEN([.A15])-FIND(&quot;.&quot;;[.A15])+1)" office:value-type="float" office:value="0">
            <text:p>#VALUE!</text:p>
          </table:table-cell>
          <table:table-cell table:number-columns-repeated="8"/>
          <table:table-cell office:value-type="float" office:value="15">
            <text:p>15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</table:table-row>
        <table:table-row table:style-name="ro1">
          <table:table-cell/>
          <table:table-cell table:formula="of:=IF([.$D$5]=&quot;A&quot;;[.K16];IF([.$D$5]=&quot;B&quot;;[.L16];IF([.$D$5]=&quot;C&quot;;[.M16];&quot;&quot;)))&amp;RIGHT([.A16];LEN([.A16])-FIND(&quot;.&quot;;[.A16])+1)" office:value-type="float" office:value="0">
            <text:p>#VALUE!</text:p>
          </table:table-cell>
          <table:table-cell table:number-columns-repeated="8"/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 office:value-type="string">
            <text:p>A16</text:p>
          </table:table-cell>
        </table:table-row>
        <table:table-row table:style-name="ro1">
          <table:table-cell/>
          <table:table-cell table:formula="of:=IF([.$D$5]=&quot;A&quot;;[.K17];IF([.$D$5]=&quot;B&quot;;[.L17];IF([.$D$5]=&quot;C&quot;;[.M17];&quot;&quot;)))&amp;RIGHT([.A17];LEN([.A17])-FIND(&quot;.&quot;;[.A17])+1)" office:value-type="float" office:value="0">
            <text:p>#VALUE!</text:p>
          </table:table-cell>
          <table:table-cell table:number-columns-repeated="8"/>
          <table:table-cell office:value-type="float" office:value="17">
            <text:p>17</text:p>
          </table:table-cell>
          <table:table-cell office:value-type="string">
            <text:p>Q</text:p>
          </table:table-cell>
          <table:table-cell office:value-type="string">
            <text:p>A17</text:p>
          </table:table-cell>
        </table:table-row>
        <table:table-row table:style-name="ro1">
          <table:table-cell/>
          <table:table-cell table:formula="of:=IF([.$D$5]=&quot;A&quot;;[.K18];IF([.$D$5]=&quot;B&quot;;[.L18];IF([.$D$5]=&quot;C&quot;;[.M18];&quot;&quot;)))&amp;RIGHT([.A18];LEN([.A18])-FIND(&quot;.&quot;;[.A18])+1)" office:value-type="float" office:value="0">
            <text:p>#VALUE!</text:p>
          </table:table-cell>
          <table:table-cell table:number-columns-repeated="8"/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office:value-type="string">
            <text:p>A18</text:p>
          </table:table-cell>
        </table:table-row>
        <table:table-row table:style-name="ro1">
          <table:table-cell/>
          <table:table-cell table:formula="of:=IF([.$D$5]=&quot;A&quot;;[.K19];IF([.$D$5]=&quot;B&quot;;[.L19];IF([.$D$5]=&quot;C&quot;;[.M19];&quot;&quot;)))&amp;RIGHT([.A19];LEN([.A19])-FIND(&quot;.&quot;;[.A19])+1)" office:value-type="float" office:value="0">
            <text:p>#VALUE!</text:p>
          </table:table-cell>
          <table:table-cell table:number-columns-repeated="8"/>
          <table:table-cell office:value-type="float" office:value="19">
            <text:p>19</text:p>
          </table:table-cell>
          <table:table-cell office:value-type="string">
            <text:p>S</text:p>
          </table:table-cell>
          <table:table-cell office:value-type="string">
            <text:p>A19</text:p>
          </table:table-cell>
        </table:table-row>
        <table:table-row table:style-name="ro1">
          <table:table-cell/>
          <table:table-cell table:formula="of:=IF([.$D$5]=&quot;A&quot;;[.K20];IF([.$D$5]=&quot;B&quot;;[.L20];IF([.$D$5]=&quot;C&quot;;[.M20];&quot;&quot;)))&amp;RIGHT([.A20];LEN([.A20])-FIND(&quot;.&quot;;[.A20])+1)" office:value-type="float" office:value="0">
            <text:p>#VALUE!</text:p>
          </table:table-cell>
          <table:table-cell table:number-columns-repeated="8"/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string">
            <text:p>A20</text:p>
          </table:table-cell>
        </table:table-row>
        <table:table-row table:style-name="ro1">
          <table:table-cell/>
          <table:table-cell table:formula="of:=IF([.$D$5]=&quot;A&quot;;[.K21];IF([.$D$5]=&quot;B&quot;;[.L21];IF([.$D$5]=&quot;C&quot;;[.M21];&quot;&quot;)))&amp;RIGHT([.A21];LEN([.A21])-FIND(&quot;.&quot;;[.A21])+1)" office:value-type="float" office:value="0">
            <text:p>#VALUE!</text:p>
          </table:table-cell>
          <table:table-cell table:number-columns-repeated="8"/>
          <table:table-cell office:value-type="float" office:value="21">
            <text:p>21</text:p>
          </table:table-cell>
          <table:table-cell office:value-type="string">
            <text:p>U</text:p>
          </table:table-cell>
          <table:table-cell office:value-type="string">
            <text:p>A21</text:p>
          </table:table-cell>
        </table:table-row>
        <table:table-row table:style-name="ro1">
          <table:table-cell/>
          <table:table-cell table:formula="of:=IF([.$D$5]=&quot;A&quot;;[.K22];IF([.$D$5]=&quot;B&quot;;[.L22];IF([.$D$5]=&quot;C&quot;;[.M22];&quot;&quot;)))&amp;RIGHT([.A22];LEN([.A22])-FIND(&quot;.&quot;;[.A22])+1)" office:value-type="float" office:value="0">
            <text:p>#VALUE!</text:p>
          </table:table-cell>
          <table:table-cell table:number-columns-repeated="8"/>
          <table:table-cell office:value-type="float" office:value="22">
            <text:p>22</text:p>
          </table:table-cell>
          <table:table-cell office:value-type="string">
            <text:p>V</text:p>
          </table:table-cell>
          <table:table-cell office:value-type="string">
            <text:p>A22</text:p>
          </table:table-cell>
        </table:table-row>
        <table:table-row table:style-name="ro1">
          <table:table-cell/>
          <table:table-cell table:formula="of:=IF([.$D$5]=&quot;A&quot;;[.K23];IF([.$D$5]=&quot;B&quot;;[.L23];IF([.$D$5]=&quot;C&quot;;[.M23];&quot;&quot;)))&amp;RIGHT([.A23];LEN([.A23])-FIND(&quot;.&quot;;[.A23])+1)" office:value-type="float" office:value="0">
            <text:p>#VALUE!</text:p>
          </table:table-cell>
          <table:table-cell table:number-columns-repeated="8"/>
          <table:table-cell office:value-type="float" office:value="23">
            <text:p>23</text:p>
          </table:table-cell>
          <table:table-cell office:value-type="string">
            <text:p>W</text:p>
          </table:table-cell>
          <table:table-cell office:value-type="string">
            <text:p>A23</text:p>
          </table:table-cell>
        </table:table-row>
        <table:table-row table:style-name="ro1">
          <table:table-cell/>
          <table:table-cell table:formula="of:=IF([.$D$5]=&quot;A&quot;;[.K24];IF([.$D$5]=&quot;B&quot;;[.L24];IF([.$D$5]=&quot;C&quot;;[.M24];&quot;&quot;)))&amp;RIGHT([.A24];LEN([.A24])-FIND(&quot;.&quot;;[.A24])+1)" office:value-type="float" office:value="0">
            <text:p>#VALUE!</text:p>
          </table:table-cell>
          <table:table-cell table:number-columns-repeated="8"/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office:value-type="string">
            <text:p>A24</text:p>
          </table:table-cell>
        </table:table-row>
        <table:table-row table:style-name="ro1">
          <table:table-cell/>
          <table:table-cell table:formula="of:=IF([.$D$5]=&quot;A&quot;;[.K25];IF([.$D$5]=&quot;B&quot;;[.L25];IF([.$D$5]=&quot;C&quot;;[.M25];&quot;&quot;)))&amp;RIGHT([.A25];LEN([.A25])-FIND(&quot;.&quot;;[.A25])+1)" office:value-type="float" office:value="0">
            <text:p>#VALUE!</text:p>
          </table:table-cell>
          <table:table-cell table:number-columns-repeated="8"/>
          <table:table-cell office:value-type="float" office:value="25">
            <text:p>25</text:p>
          </table:table-cell>
          <table:table-cell office:value-type="string">
            <text:p>Y</text:p>
          </table:table-cell>
          <table:table-cell office:value-type="string">
            <text:p>A25</text:p>
          </table:table-cell>
        </table:table-row>
        <table:table-row table:style-name="ro1">
          <table:table-cell/>
          <table:table-cell table:formula="of:=IF([.$D$5]=&quot;A&quot;;[.K26];IF([.$D$5]=&quot;B&quot;;[.L26];IF([.$D$5]=&quot;C&quot;;[.M26];&quot;&quot;)))&amp;RIGHT([.A26];LEN([.A26])-FIND(&quot;.&quot;;[.A26])+1)" office:value-type="float" office:value="0">
            <text:p>#VALUE!</text:p>
          </table:table-cell>
          <table:table-cell table:number-columns-repeated="8"/>
          <table:table-cell office:value-type="float" office:value="26">
            <text:p>26</text:p>
          </table:table-cell>
          <table:table-cell office:value-type="string">
            <text:p>Z</text:p>
          </table:table-cell>
          <table:table-cell office:value-type="string">
            <text:p>A26</text:p>
          </table:table-cell>
        </table:table-row>
        <table:table-row table:style-name="ro1">
          <table:table-cell/>
          <table:table-cell table:formula="of:=IF([.$D$5]=&quot;A&quot;;[.K27];IF([.$D$5]=&quot;B&quot;;[.L27];IF([.$D$5]=&quot;C&quot;;[.M27];&quot;&quot;)))&amp;RIGHT([.A27];LEN([.A27])-FIND(&quot;.&quot;;[.A27])+1)" office:value-type="float" office:value="0">
            <text:p>#VALUE!</text:p>
          </table:table-cell>
          <table:table-cell table:number-columns-repeated="8"/>
          <table:table-cell office:value-type="float" office:value="27">
            <text:p>27</text:p>
          </table:table-cell>
          <table:table-cell office:value-type="string">
            <text:p>AA</text:p>
          </table:table-cell>
          <table:table-cell office:value-type="string">
            <text:p>A27</text:p>
          </table:table-cell>
        </table:table-row>
        <table:table-row table:style-name="ro1">
          <table:table-cell/>
          <table:table-cell table:formula="of:=IF([.$D$5]=&quot;A&quot;;[.K28];IF([.$D$5]=&quot;B&quot;;[.L28];IF([.$D$5]=&quot;C&quot;;[.M28];&quot;&quot;)))&amp;RIGHT([.A28];LEN([.A28])-FIND(&quot;.&quot;;[.A28])+1)" office:value-type="float" office:value="0">
            <text:p>#VALUE!</text:p>
          </table:table-cell>
          <table:table-cell table:number-columns-repeated="8"/>
          <table:table-cell office:value-type="float" office:value="28">
            <text:p>28</text:p>
          </table:table-cell>
          <table:table-cell office:value-type="string">
            <text:p>AB</text:p>
          </table:table-cell>
          <table:table-cell office:value-type="string">
            <text:p>A28</text:p>
          </table:table-cell>
        </table:table-row>
        <table:table-row table:style-name="ro1">
          <table:table-cell/>
          <table:table-cell table:formula="of:=IF([.$D$5]=&quot;A&quot;;[.K29];IF([.$D$5]=&quot;B&quot;;[.L29];IF([.$D$5]=&quot;C&quot;;[.M29];&quot;&quot;)))&amp;RIGHT([.A29];LEN([.A29])-FIND(&quot;.&quot;;[.A29])+1)" office:value-type="float" office:value="0">
            <text:p>#VALUE!</text:p>
          </table:table-cell>
          <table:table-cell table:number-columns-repeated="8"/>
          <table:table-cell office:value-type="float" office:value="29">
            <text:p>29</text:p>
          </table:table-cell>
          <table:table-cell office:value-type="string">
            <text:p>AC</text:p>
          </table:table-cell>
          <table:table-cell office:value-type="string">
            <text:p>A29</text:p>
          </table:table-cell>
        </table:table-row>
        <table:table-row table:style-name="ro1">
          <table:table-cell/>
          <table:table-cell table:formula="of:=IF([.$D$5]=&quot;A&quot;;[.K30];IF([.$D$5]=&quot;B&quot;;[.L30];IF([.$D$5]=&quot;C&quot;;[.M30];&quot;&quot;)))&amp;RIGHT([.A30];LEN([.A30])-FIND(&quot;.&quot;;[.A30])+1)" office:value-type="float" office:value="0">
            <text:p>#VALUE!</text:p>
          </table:table-cell>
          <table:table-cell table:number-columns-repeated="8"/>
          <table:table-cell office:value-type="float" office:value="30">
            <text:p>30</text:p>
          </table:table-cell>
          <table:table-cell office:value-type="string">
            <text:p>AD</text:p>
          </table:table-cell>
          <table:table-cell office:value-type="string">
            <text:p>A30</text:p>
          </table:table-cell>
        </table:table-row>
        <table:table-row table:style-name="ro1">
          <table:table-cell/>
          <table:table-cell table:formula="of:=IF([.$D$5]=&quot;A&quot;;[.K31];IF([.$D$5]=&quot;B&quot;;[.L31];IF([.$D$5]=&quot;C&quot;;[.M31];&quot;&quot;)))&amp;RIGHT([.A31];LEN([.A31])-FIND(&quot;.&quot;;[.A31])+1)" office:value-type="float" office:value="0">
            <text:p>#VALUE!</text:p>
          </table:table-cell>
          <table:table-cell table:number-columns-repeated="8"/>
          <table:table-cell office:value-type="float" office:value="31">
            <text:p>31</text:p>
          </table:table-cell>
          <table:table-cell office:value-type="string">
            <text:p>AE</text:p>
          </table:table-cell>
          <table:table-cell office:value-type="string">
            <text:p>A31</text:p>
          </table:table-cell>
        </table:table-row>
        <table:table-row table:style-name="ro1">
          <table:table-cell/>
          <table:table-cell table:formula="of:=IF([.$D$5]=&quot;A&quot;;[.K32];IF([.$D$5]=&quot;B&quot;;[.L32];IF([.$D$5]=&quot;C&quot;;[.M32];&quot;&quot;)))&amp;RIGHT([.A32];LEN([.A32])-FIND(&quot;.&quot;;[.A32])+1)" office:value-type="float" office:value="0">
            <text:p>#VALUE!</text:p>
          </table:table-cell>
          <table:table-cell table:number-columns-repeated="8"/>
          <table:table-cell office:value-type="float" office:value="32">
            <text:p>32</text:p>
          </table:table-cell>
          <table:table-cell office:value-type="string">
            <text:p>AF</text:p>
          </table:table-cell>
          <table:table-cell office:value-type="string">
            <text:p>A32</text:p>
          </table:table-cell>
        </table:table-row>
        <table:table-row table:style-name="ro1">
          <table:table-cell/>
          <table:table-cell table:formula="of:=IF([.$D$5]=&quot;A&quot;;[.K33];IF([.$D$5]=&quot;B&quot;;[.L33];IF([.$D$5]=&quot;C&quot;;[.M33];&quot;&quot;)))&amp;RIGHT([.A33];LEN([.A33])-FIND(&quot;.&quot;;[.A33])+1)" office:value-type="float" office:value="0">
            <text:p>#VALUE!</text:p>
          </table:table-cell>
          <table:table-cell table:number-columns-repeated="8"/>
          <table:table-cell office:value-type="float" office:value="33">
            <text:p>33</text:p>
          </table:table-cell>
          <table:table-cell office:value-type="string">
            <text:p>AG</text:p>
          </table:table-cell>
          <table:table-cell office:value-type="string">
            <text:p>A33</text:p>
          </table:table-cell>
        </table:table-row>
        <table:table-row table:style-name="ro1">
          <table:table-cell/>
          <table:table-cell table:formula="of:=IF([.$D$5]=&quot;A&quot;;[.K34];IF([.$D$5]=&quot;B&quot;;[.L34];IF([.$D$5]=&quot;C&quot;;[.M34];&quot;&quot;)))&amp;RIGHT([.A34];LEN([.A34])-FIND(&quot;.&quot;;[.A34])+1)" office:value-type="float" office:value="0">
            <text:p>#VALUE!</text:p>
          </table:table-cell>
          <table:table-cell table:number-columns-repeated="8"/>
          <table:table-cell office:value-type="float" office:value="34">
            <text:p>34</text:p>
          </table:table-cell>
          <table:table-cell office:value-type="string">
            <text:p>AH</text:p>
          </table:table-cell>
          <table:table-cell office:value-type="string">
            <text:p>A34</text:p>
          </table:table-cell>
        </table:table-row>
        <table:table-row table:style-name="ro1">
          <table:table-cell/>
          <table:table-cell table:formula="of:=IF([.$D$5]=&quot;A&quot;;[.K35];IF([.$D$5]=&quot;B&quot;;[.L35];IF([.$D$5]=&quot;C&quot;;[.M35];&quot;&quot;)))&amp;RIGHT([.A35];LEN([.A35])-FIND(&quot;.&quot;;[.A35])+1)" office:value-type="float" office:value="0">
            <text:p>#VALUE!</text:p>
          </table:table-cell>
          <table:table-cell table:number-columns-repeated="8"/>
          <table:table-cell office:value-type="float" office:value="35">
            <text:p>35</text:p>
          </table:table-cell>
          <table:table-cell office:value-type="string">
            <text:p>AI</text:p>
          </table:table-cell>
          <table:table-cell office:value-type="string">
            <text:p>A35</text:p>
          </table:table-cell>
        </table:table-row>
        <table:table-row table:style-name="ro1">
          <table:table-cell/>
          <table:table-cell table:formula="of:=IF([.$D$5]=&quot;A&quot;;[.K36];IF([.$D$5]=&quot;B&quot;;[.L36];IF([.$D$5]=&quot;C&quot;;[.M36];&quot;&quot;)))&amp;RIGHT([.A36];LEN([.A36])-FIND(&quot;.&quot;;[.A36])+1)" office:value-type="float" office:value="0">
            <text:p>#VALUE!</text:p>
          </table:table-cell>
          <table:table-cell table:number-columns-repeated="8"/>
          <table:table-cell office:value-type="float" office:value="36">
            <text:p>36</text:p>
          </table:table-cell>
          <table:table-cell office:value-type="string">
            <text:p>AJ</text:p>
          </table:table-cell>
          <table:table-cell office:value-type="string">
            <text:p>A36</text:p>
          </table:table-cell>
        </table:table-row>
        <table:table-row table:style-name="ro1">
          <table:table-cell/>
          <table:table-cell table:formula="of:=IF([.$D$5]=&quot;A&quot;;[.K37];IF([.$D$5]=&quot;B&quot;;[.L37];IF([.$D$5]=&quot;C&quot;;[.M37];&quot;&quot;)))&amp;RIGHT([.A37];LEN([.A37])-FIND(&quot;.&quot;;[.A37])+1)" office:value-type="float" office:value="0">
            <text:p>#VALUE!</text:p>
          </table:table-cell>
          <table:table-cell table:number-columns-repeated="8"/>
          <table:table-cell office:value-type="float" office:value="37">
            <text:p>37</text:p>
          </table:table-cell>
          <table:table-cell office:value-type="string">
            <text:p>AK</text:p>
          </table:table-cell>
          <table:table-cell office:value-type="string">
            <text:p>A37</text:p>
          </table:table-cell>
        </table:table-row>
        <table:table-row table:style-name="ro1">
          <table:table-cell/>
          <table:table-cell table:formula="of:=IF([.$D$5]=&quot;A&quot;;[.K38];IF([.$D$5]=&quot;B&quot;;[.L38];IF([.$D$5]=&quot;C&quot;;[.M38];&quot;&quot;)))&amp;RIGHT([.A38];LEN([.A38])-FIND(&quot;.&quot;;[.A38])+1)" office:value-type="float" office:value="0">
            <text:p>#VALUE!</text:p>
          </table:table-cell>
          <table:table-cell table:number-columns-repeated="8"/>
          <table:table-cell office:value-type="float" office:value="38">
            <text:p>38</text:p>
          </table:table-cell>
          <table:table-cell office:value-type="string">
            <text:p>AL</text:p>
          </table:table-cell>
          <table:table-cell office:value-type="string">
            <text:p>A38</text:p>
          </table:table-cell>
        </table:table-row>
        <table:table-row table:style-name="ro1">
          <table:table-cell/>
          <table:table-cell table:formula="of:=IF([.$D$5]=&quot;A&quot;;[.K39];IF([.$D$5]=&quot;B&quot;;[.L39];IF([.$D$5]=&quot;C&quot;;[.M39];&quot;&quot;)))&amp;RIGHT([.A39];LEN([.A39])-FIND(&quot;.&quot;;[.A39])+1)" office:value-type="float" office:value="0">
            <text:p>#VALUE!</text:p>
          </table:table-cell>
          <table:table-cell table:number-columns-repeated="8"/>
          <table:table-cell office:value-type="float" office:value="39">
            <text:p>39</text:p>
          </table:table-cell>
          <table:table-cell office:value-type="string">
            <text:p>AM</text:p>
          </table:table-cell>
          <table:table-cell office:value-type="string">
            <text:p>A39</text:p>
          </table:table-cell>
        </table:table-row>
        <table:table-row table:style-name="ro1">
          <table:table-cell/>
          <table:table-cell table:formula="of:=IF([.$D$5]=&quot;A&quot;;[.K40];IF([.$D$5]=&quot;B&quot;;[.L40];IF([.$D$5]=&quot;C&quot;;[.M40];&quot;&quot;)))&amp;RIGHT([.A40];LEN([.A40])-FIND(&quot;.&quot;;[.A40])+1)" office:value-type="float" office:value="0">
            <text:p>#VALUE!</text:p>
          </table:table-cell>
          <table:table-cell table:number-columns-repeated="8"/>
          <table:table-cell office:value-type="float" office:value="40">
            <text:p>40</text:p>
          </table:table-cell>
          <table:table-cell office:value-type="string">
            <text:p>AN</text:p>
          </table:table-cell>
          <table:table-cell office:value-type="string">
            <text:p>A40</text:p>
          </table:table-cell>
        </table:table-row>
        <table:table-row table:style-name="ro1">
          <table:table-cell/>
          <table:table-cell table:formula="of:=IF([.$D$5]=&quot;A&quot;;[.K41];IF([.$D$5]=&quot;B&quot;;[.L41];IF([.$D$5]=&quot;C&quot;;[.M41];&quot;&quot;)))&amp;RIGHT([.A41];LEN([.A41])-FIND(&quot;.&quot;;[.A41])+1)" office:value-type="float" office:value="0">
            <text:p>#VALUE!</text:p>
          </table:table-cell>
          <table:table-cell table:number-columns-repeated="8"/>
          <table:table-cell office:value-type="float" office:value="41">
            <text:p>41</text:p>
          </table:table-cell>
          <table:table-cell office:value-type="string">
            <text:p>AO</text:p>
          </table:table-cell>
          <table:table-cell office:value-type="string">
            <text:p>A41</text:p>
          </table:table-cell>
        </table:table-row>
        <table:table-row table:style-name="ro1">
          <table:table-cell/>
          <table:table-cell table:formula="of:=IF([.$D$5]=&quot;A&quot;;[.K42];IF([.$D$5]=&quot;B&quot;;[.L42];IF([.$D$5]=&quot;C&quot;;[.M42];&quot;&quot;)))&amp;RIGHT([.A42];LEN([.A42])-FIND(&quot;.&quot;;[.A42])+1)" office:value-type="float" office:value="0">
            <text:p>#VALUE!</text:p>
          </table:table-cell>
          <table:table-cell table:number-columns-repeated="8"/>
          <table:table-cell office:value-type="float" office:value="42">
            <text:p>42</text:p>
          </table:table-cell>
          <table:table-cell office:value-type="string">
            <text:p>AP</text:p>
          </table:table-cell>
          <table:table-cell office:value-type="string">
            <text:p>A42</text:p>
          </table:table-cell>
        </table:table-row>
        <table:table-row table:style-name="ro1">
          <table:table-cell/>
          <table:table-cell table:formula="of:=IF([.$D$5]=&quot;A&quot;;[.K43];IF([.$D$5]=&quot;B&quot;;[.L43];IF([.$D$5]=&quot;C&quot;;[.M43];&quot;&quot;)))&amp;RIGHT([.A43];LEN([.A43])-FIND(&quot;.&quot;;[.A43])+1)" office:value-type="float" office:value="0">
            <text:p>#VALUE!</text:p>
          </table:table-cell>
          <table:table-cell table:number-columns-repeated="8"/>
          <table:table-cell office:value-type="float" office:value="43">
            <text:p>43</text:p>
          </table:table-cell>
          <table:table-cell office:value-type="string">
            <text:p>AQ</text:p>
          </table:table-cell>
          <table:table-cell office:value-type="string">
            <text:p>A43</text:p>
          </table:table-cell>
        </table:table-row>
        <table:table-row table:style-name="ro1">
          <table:table-cell/>
          <table:table-cell table:formula="of:=IF([.$D$5]=&quot;A&quot;;[.K44];IF([.$D$5]=&quot;B&quot;;[.L44];IF([.$D$5]=&quot;C&quot;;[.M44];&quot;&quot;)))&amp;RIGHT([.A44];LEN([.A44])-FIND(&quot;.&quot;;[.A44])+1)" office:value-type="float" office:value="0">
            <text:p>#VALUE!</text:p>
          </table:table-cell>
          <table:table-cell table:number-columns-repeated="8"/>
          <table:table-cell office:value-type="float" office:value="44">
            <text:p>44</text:p>
          </table:table-cell>
          <table:table-cell office:value-type="string">
            <text:p>AR</text:p>
          </table:table-cell>
          <table:table-cell office:value-type="string">
            <text:p>A44</text:p>
          </table:table-cell>
        </table:table-row>
        <table:table-row table:style-name="ro1">
          <table:table-cell/>
          <table:table-cell table:formula="of:=IF([.$D$5]=&quot;A&quot;;[.K45];IF([.$D$5]=&quot;B&quot;;[.L45];IF([.$D$5]=&quot;C&quot;;[.M45];&quot;&quot;)))&amp;RIGHT([.A45];LEN([.A45])-FIND(&quot;.&quot;;[.A45])+1)" office:value-type="float" office:value="0">
            <text:p>#VALUE!</text:p>
          </table:table-cell>
          <table:table-cell table:number-columns-repeated="8"/>
          <table:table-cell office:value-type="float" office:value="45">
            <text:p>45</text:p>
          </table:table-cell>
          <table:table-cell office:value-type="string">
            <text:p>AS</text:p>
          </table:table-cell>
          <table:table-cell office:value-type="string">
            <text:p>A45</text:p>
          </table:table-cell>
        </table:table-row>
        <table:table-row table:style-name="ro1">
          <table:table-cell/>
          <table:table-cell table:formula="of:=IF([.$D$5]=&quot;A&quot;;[.K46];IF([.$D$5]=&quot;B&quot;;[.L46];IF([.$D$5]=&quot;C&quot;;[.M46];&quot;&quot;)))&amp;RIGHT([.A46];LEN([.A46])-FIND(&quot;.&quot;;[.A46])+1)" office:value-type="float" office:value="0">
            <text:p>#VALUE!</text:p>
          </table:table-cell>
          <table:table-cell table:number-columns-repeated="8"/>
          <table:table-cell office:value-type="float" office:value="46">
            <text:p>46</text:p>
          </table:table-cell>
          <table:table-cell office:value-type="string">
            <text:p>AT</text:p>
          </table:table-cell>
          <table:table-cell office:value-type="string">
            <text:p>A46</text:p>
          </table:table-cell>
        </table:table-row>
        <table:table-row table:style-name="ro1">
          <table:table-cell/>
          <table:table-cell table:formula="of:=IF([.$D$5]=&quot;A&quot;;[.K47];IF([.$D$5]=&quot;B&quot;;[.L47];IF([.$D$5]=&quot;C&quot;;[.M47];&quot;&quot;)))&amp;RIGHT([.A47];LEN([.A47])-FIND(&quot;.&quot;;[.A47])+1)" office:value-type="float" office:value="0">
            <text:p>#VALUE!</text:p>
          </table:table-cell>
          <table:table-cell table:number-columns-repeated="8"/>
          <table:table-cell office:value-type="float" office:value="47">
            <text:p>47</text:p>
          </table:table-cell>
          <table:table-cell office:value-type="string">
            <text:p>AU</text:p>
          </table:table-cell>
          <table:table-cell office:value-type="string">
            <text:p>A47</text:p>
          </table:table-cell>
        </table:table-row>
        <table:table-row table:style-name="ro1">
          <table:table-cell/>
          <table:table-cell table:formula="of:=IF([.$D$5]=&quot;A&quot;;[.K48];IF([.$D$5]=&quot;B&quot;;[.L48];IF([.$D$5]=&quot;C&quot;;[.M48];&quot;&quot;)))&amp;RIGHT([.A48];LEN([.A48])-FIND(&quot;.&quot;;[.A48])+1)" office:value-type="float" office:value="0">
            <text:p>#VALUE!</text:p>
          </table:table-cell>
          <table:table-cell table:number-columns-repeated="8"/>
          <table:table-cell office:value-type="float" office:value="48">
            <text:p>48</text:p>
          </table:table-cell>
          <table:table-cell office:value-type="string">
            <text:p>AV</text:p>
          </table:table-cell>
          <table:table-cell office:value-type="string">
            <text:p>A48</text:p>
          </table:table-cell>
        </table:table-row>
        <table:table-row table:style-name="ro1">
          <table:table-cell/>
          <table:table-cell table:formula="of:=IF([.$D$5]=&quot;A&quot;;[.K49];IF([.$D$5]=&quot;B&quot;;[.L49];IF([.$D$5]=&quot;C&quot;;[.M49];&quot;&quot;)))&amp;RIGHT([.A49];LEN([.A49])-FIND(&quot;.&quot;;[.A49])+1)" office:value-type="float" office:value="0">
            <text:p>#VALUE!</text:p>
          </table:table-cell>
          <table:table-cell table:number-columns-repeated="8"/>
          <table:table-cell office:value-type="float" office:value="49">
            <text:p>49</text:p>
          </table:table-cell>
          <table:table-cell office:value-type="string">
            <text:p>AW</text:p>
          </table:table-cell>
          <table:table-cell office:value-type="string">
            <text:p>A49</text:p>
          </table:table-cell>
        </table:table-row>
        <table:table-row table:style-name="ro1">
          <table:table-cell/>
          <table:table-cell table:formula="of:=IF([.$D$5]=&quot;A&quot;;[.K50];IF([.$D$5]=&quot;B&quot;;[.L50];IF([.$D$5]=&quot;C&quot;;[.M50];&quot;&quot;)))&amp;RIGHT([.A50];LEN([.A50])-FIND(&quot;.&quot;;[.A50])+1)" office:value-type="float" office:value="0">
            <text:p>#VALUE!</text:p>
          </table:table-cell>
          <table:table-cell table:number-columns-repeated="8"/>
          <table:table-cell office:value-type="float" office:value="50">
            <text:p>50</text:p>
          </table:table-cell>
          <table:table-cell office:value-type="string">
            <text:p>AX</text:p>
          </table:table-cell>
          <table:table-cell office:value-type="string">
            <text:p>A50</text:p>
          </table:table-cell>
        </table:table-row>
        <table:table-row table:style-name="ro1">
          <table:table-cell/>
          <table:table-cell table:formula="of:=IF([.$D$5]=&quot;A&quot;;[.K51];IF([.$D$5]=&quot;B&quot;;[.L51];IF([.$D$5]=&quot;C&quot;;[.M51];&quot;&quot;)))&amp;RIGHT([.A51];LEN([.A51])-FIND(&quot;.&quot;;[.A51])+1)" office:value-type="float" office:value="0">
            <text:p>#VALUE!</text:p>
          </table:table-cell>
          <table:table-cell table:number-columns-repeated="8"/>
          <table:table-cell office:value-type="float" office:value="51">
            <text:p>51</text:p>
          </table:table-cell>
          <table:table-cell office:value-type="string">
            <text:p>AY</text:p>
          </table:table-cell>
          <table:table-cell office:value-type="string">
            <text:p>A51</text:p>
          </table:table-cell>
        </table:table-row>
        <table:table-row table:style-name="ro1">
          <table:table-cell/>
          <table:table-cell table:formula="of:=IF([.$D$5]=&quot;A&quot;;[.K52];IF([.$D$5]=&quot;B&quot;;[.L52];IF([.$D$5]=&quot;C&quot;;[.M52];&quot;&quot;)))&amp;RIGHT([.A52];LEN([.A52])-FIND(&quot;.&quot;;[.A52])+1)" office:value-type="float" office:value="0">
            <text:p>#VALUE!</text:p>
          </table:table-cell>
          <table:table-cell table:number-columns-repeated="8"/>
          <table:table-cell office:value-type="float" office:value="52">
            <text:p>52</text:p>
          </table:table-cell>
          <table:table-cell office:value-type="string">
            <text:p>BA</text:p>
          </table:table-cell>
          <table:table-cell office:value-type="string">
            <text:p>A52</text:p>
          </table:table-cell>
        </table:table-row>
        <table:table-row table:style-name="ro1">
          <table:table-cell/>
          <table:table-cell table:formula="of:=IF([.$D$5]=&quot;A&quot;;[.K53];IF([.$D$5]=&quot;B&quot;;[.L53];IF([.$D$5]=&quot;C&quot;;[.M53];&quot;&quot;)))&amp;RIGHT([.A53];LEN([.A53])-FIND(&quot;.&quot;;[.A53])+1)" office:value-type="float" office:value="0">
            <text:p>#VALUE!</text:p>
          </table:table-cell>
          <table:table-cell table:number-columns-repeated="8"/>
          <table:table-cell office:value-type="float" office:value="53">
            <text:p>53</text:p>
          </table:table-cell>
          <table:table-cell office:value-type="string">
            <text:p>BB</text:p>
          </table:table-cell>
          <table:table-cell office:value-type="string">
            <text:p>A53</text:p>
          </table:table-cell>
        </table:table-row>
        <table:table-row table:style-name="ro1">
          <table:table-cell/>
          <table:table-cell table:formula="of:=IF([.$D$5]=&quot;A&quot;;[.K54];IF([.$D$5]=&quot;B&quot;;[.L54];IF([.$D$5]=&quot;C&quot;;[.M54];&quot;&quot;)))&amp;RIGHT([.A54];LEN([.A54])-FIND(&quot;.&quot;;[.A54])+1)" office:value-type="float" office:value="0">
            <text:p>#VALUE!</text:p>
          </table:table-cell>
          <table:table-cell table:number-columns-repeated="8"/>
          <table:table-cell office:value-type="float" office:value="54">
            <text:p>54</text:p>
          </table:table-cell>
          <table:table-cell office:value-type="string">
            <text:p>BC</text:p>
          </table:table-cell>
          <table:table-cell office:value-type="string">
            <text:p>A54</text:p>
          </table:table-cell>
        </table:table-row>
        <table:table-row table:style-name="ro1">
          <table:table-cell/>
          <table:table-cell table:formula="of:=IF([.$D$5]=&quot;A&quot;;[.K55];IF([.$D$5]=&quot;B&quot;;[.L55];IF([.$D$5]=&quot;C&quot;;[.M55];&quot;&quot;)))&amp;RIGHT([.A55];LEN([.A55])-FIND(&quot;.&quot;;[.A55])+1)" office:value-type="float" office:value="0">
            <text:p>#VALUE!</text:p>
          </table:table-cell>
          <table:table-cell table:number-columns-repeated="8"/>
          <table:table-cell office:value-type="float" office:value="55">
            <text:p>55</text:p>
          </table:table-cell>
          <table:table-cell office:value-type="string">
            <text:p>BD</text:p>
          </table:table-cell>
          <table:table-cell office:value-type="string">
            <text:p>A55</text:p>
          </table:table-cell>
        </table:table-row>
        <table:table-row table:style-name="ro1">
          <table:table-cell/>
          <table:table-cell table:formula="of:=IF([.$D$5]=&quot;A&quot;;[.K56];IF([.$D$5]=&quot;B&quot;;[.L56];IF([.$D$5]=&quot;C&quot;;[.M56];&quot;&quot;)))&amp;RIGHT([.A56];LEN([.A56])-FIND(&quot;.&quot;;[.A56])+1)" office:value-type="float" office:value="0">
            <text:p>#VALUE!</text:p>
          </table:table-cell>
          <table:table-cell table:number-columns-repeated="8"/>
          <table:table-cell office:value-type="float" office:value="56">
            <text:p>56</text:p>
          </table:table-cell>
          <table:table-cell office:value-type="string">
            <text:p>BE</text:p>
          </table:table-cell>
          <table:table-cell office:value-type="string">
            <text:p>A56</text:p>
          </table:table-cell>
        </table:table-row>
        <table:table-row table:style-name="ro1">
          <table:table-cell/>
          <table:table-cell table:formula="of:=IF([.$D$5]=&quot;A&quot;;[.K57];IF([.$D$5]=&quot;B&quot;;[.L57];IF([.$D$5]=&quot;C&quot;;[.M57];&quot;&quot;)))&amp;RIGHT([.A57];LEN([.A57])-FIND(&quot;.&quot;;[.A57])+1)" office:value-type="float" office:value="0">
            <text:p>#VALUE!</text:p>
          </table:table-cell>
          <table:table-cell table:number-columns-repeated="8"/>
          <table:table-cell office:value-type="float" office:value="57">
            <text:p>57</text:p>
          </table:table-cell>
          <table:table-cell office:value-type="string">
            <text:p>BF</text:p>
          </table:table-cell>
          <table:table-cell office:value-type="string">
            <text:p>A57</text:p>
          </table:table-cell>
        </table:table-row>
        <table:table-row table:style-name="ro1">
          <table:table-cell/>
          <table:table-cell table:formula="of:=IF([.$D$5]=&quot;A&quot;;[.K58];IF([.$D$5]=&quot;B&quot;;[.L58];IF([.$D$5]=&quot;C&quot;;[.M58];&quot;&quot;)))&amp;RIGHT([.A58];LEN([.A58])-FIND(&quot;.&quot;;[.A58])+1)" office:value-type="float" office:value="0">
            <text:p>#VALUE!</text:p>
          </table:table-cell>
          <table:table-cell table:number-columns-repeated="8"/>
          <table:table-cell office:value-type="float" office:value="58">
            <text:p>58</text:p>
          </table:table-cell>
          <table:table-cell office:value-type="string">
            <text:p>BG</text:p>
          </table:table-cell>
          <table:table-cell office:value-type="string">
            <text:p>A58</text:p>
          </table:table-cell>
        </table:table-row>
        <table:table-row table:style-name="ro1">
          <table:table-cell/>
          <table:table-cell table:formula="of:=IF([.$D$5]=&quot;A&quot;;[.K59];IF([.$D$5]=&quot;B&quot;;[.L59];IF([.$D$5]=&quot;C&quot;;[.M59];&quot;&quot;)))&amp;RIGHT([.A59];LEN([.A59])-FIND(&quot;.&quot;;[.A59])+1)" office:value-type="float" office:value="0">
            <text:p>#VALUE!</text:p>
          </table:table-cell>
          <table:table-cell table:number-columns-repeated="8"/>
          <table:table-cell office:value-type="float" office:value="59">
            <text:p>59</text:p>
          </table:table-cell>
          <table:table-cell office:value-type="string">
            <text:p>BH</text:p>
          </table:table-cell>
          <table:table-cell office:value-type="string">
            <text:p>A59</text:p>
          </table:table-cell>
        </table:table-row>
        <table:table-row table:style-name="ro1">
          <table:table-cell/>
          <table:table-cell table:formula="of:=IF([.$D$5]=&quot;A&quot;;[.K60];IF([.$D$5]=&quot;B&quot;;[.L60];IF([.$D$5]=&quot;C&quot;;[.M60];&quot;&quot;)))&amp;RIGHT([.A60];LEN([.A60])-FIND(&quot;.&quot;;[.A60])+1)" office:value-type="float" office:value="0">
            <text:p>#VALUE!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string">
            <text:p>BI</text:p>
          </table:table-cell>
          <table:table-cell office:value-type="string">
            <text:p>A60</text:p>
          </table:table-cell>
        </table:table-row>
        <table:table-row table:style-name="ro1">
          <table:table-cell/>
          <table:table-cell table:formula="of:=IF([.$D$5]=&quot;A&quot;;[.K61];IF([.$D$5]=&quot;B&quot;;[.L61];IF([.$D$5]=&quot;C&quot;;[.M61];&quot;&quot;)))&amp;RIGHT([.A61];LEN([.A61])-FIND(&quot;.&quot;;[.A61])+1)" office:value-type="float" office:value="0">
            <text:p>#VALUE!</text:p>
          </table:table-cell>
          <table:table-cell table:number-columns-repeated="8"/>
          <table:table-cell office:value-type="float" office:value="61">
            <text:p>61</text:p>
          </table:table-cell>
          <table:table-cell office:value-type="string">
            <text:p>BJ</text:p>
          </table:table-cell>
          <table:table-cell office:value-type="string">
            <text:p>A61</text:p>
          </table:table-cell>
        </table:table-row>
        <table:table-row table:style-name="ro1">
          <table:table-cell/>
          <table:table-cell table:formula="of:=IF([.$D$5]=&quot;A&quot;;[.K62];IF([.$D$5]=&quot;B&quot;;[.L62];IF([.$D$5]=&quot;C&quot;;[.M62];&quot;&quot;)))&amp;RIGHT([.A62];LEN([.A62])-FIND(&quot;.&quot;;[.A62])+1)" office:value-type="float" office:value="0">
            <text:p>#VALUE!</text:p>
          </table:table-cell>
          <table:table-cell table:number-columns-repeated="8"/>
          <table:table-cell office:value-type="float" office:value="62">
            <text:p>62</text:p>
          </table:table-cell>
          <table:table-cell office:value-type="string">
            <text:p>BK</text:p>
          </table:table-cell>
          <table:table-cell office:value-type="string">
            <text:p>A62</text:p>
          </table:table-cell>
        </table:table-row>
        <table:table-row table:style-name="ro1">
          <table:table-cell/>
          <table:table-cell table:formula="of:=IF([.$D$5]=&quot;A&quot;;[.K63];IF([.$D$5]=&quot;B&quot;;[.L63];IF([.$D$5]=&quot;C&quot;;[.M63];&quot;&quot;)))&amp;RIGHT([.A63];LEN([.A63])-FIND(&quot;.&quot;;[.A63])+1)" office:value-type="float" office:value="0">
            <text:p>#VALUE!</text:p>
          </table:table-cell>
          <table:table-cell table:number-columns-repeated="8"/>
          <table:table-cell office:value-type="float" office:value="63">
            <text:p>63</text:p>
          </table:table-cell>
          <table:table-cell office:value-type="string">
            <text:p>BL</text:p>
          </table:table-cell>
          <table:table-cell office:value-type="string">
            <text:p>A63</text:p>
          </table:table-cell>
        </table:table-row>
        <table:table-row table:style-name="ro1">
          <table:table-cell/>
          <table:table-cell table:formula="of:=IF([.$D$5]=&quot;A&quot;;[.K64];IF([.$D$5]=&quot;B&quot;;[.L64];IF([.$D$5]=&quot;C&quot;;[.M64];&quot;&quot;)))&amp;RIGHT([.A64];LEN([.A64])-FIND(&quot;.&quot;;[.A64])+1)" office:value-type="float" office:value="0">
            <text:p>#VALUE!</text:p>
          </table:table-cell>
          <table:table-cell table:number-columns-repeated="8"/>
          <table:table-cell office:value-type="float" office:value="64">
            <text:p>64</text:p>
          </table:table-cell>
          <table:table-cell office:value-type="string">
            <text:p>BM</text:p>
          </table:table-cell>
          <table:table-cell office:value-type="string">
            <text:p>A64</text:p>
          </table:table-cell>
        </table:table-row>
        <table:table-row table:style-name="ro1">
          <table:table-cell/>
          <table:table-cell table:formula="of:=IF([.$D$5]=&quot;A&quot;;[.K65];IF([.$D$5]=&quot;B&quot;;[.L65];IF([.$D$5]=&quot;C&quot;;[.M65];&quot;&quot;)))&amp;RIGHT([.A65];LEN([.A65])-FIND(&quot;.&quot;;[.A65])+1)" office:value-type="float" office:value="0">
            <text:p>#VALUE!</text:p>
          </table:table-cell>
          <table:table-cell table:number-columns-repeated="8"/>
          <table:table-cell office:value-type="float" office:value="65">
            <text:p>65</text:p>
          </table:table-cell>
          <table:table-cell office:value-type="string">
            <text:p>BN</text:p>
          </table:table-cell>
          <table:table-cell office:value-type="string">
            <text:p>A65</text:p>
          </table:table-cell>
        </table:table-row>
        <table:table-row table:style-name="ro1">
          <table:table-cell/>
          <table:table-cell table:formula="of:=IF([.$D$5]=&quot;A&quot;;[.K66];IF([.$D$5]=&quot;B&quot;;[.L66];IF([.$D$5]=&quot;C&quot;;[.M66];&quot;&quot;)))&amp;RIGHT([.A66];LEN([.A66])-FIND(&quot;.&quot;;[.A66])+1)" office:value-type="float" office:value="0">
            <text:p>#VALUE!</text:p>
          </table:table-cell>
          <table:table-cell table:number-columns-repeated="8"/>
          <table:table-cell office:value-type="float" office:value="66">
            <text:p>66</text:p>
          </table:table-cell>
          <table:table-cell office:value-type="string">
            <text:p>BO</text:p>
          </table:table-cell>
          <table:table-cell office:value-type="string">
            <text:p>A66</text:p>
          </table:table-cell>
        </table:table-row>
        <table:table-row table:style-name="ro1">
          <table:table-cell/>
          <table:table-cell table:formula="of:=IF([.$D$5]=&quot;A&quot;;[.K67];IF([.$D$5]=&quot;B&quot;;[.L67];IF([.$D$5]=&quot;C&quot;;[.M67];&quot;&quot;)))&amp;RIGHT([.A67];LEN([.A67])-FIND(&quot;.&quot;;[.A67])+1)" office:value-type="float" office:value="0">
            <text:p>#VALUE!</text:p>
          </table:table-cell>
          <table:table-cell table:number-columns-repeated="8"/>
          <table:table-cell office:value-type="float" office:value="67">
            <text:p>67</text:p>
          </table:table-cell>
          <table:table-cell office:value-type="string">
            <text:p>BP</text:p>
          </table:table-cell>
          <table:table-cell office:value-type="string">
            <text:p>A67</text:p>
          </table:table-cell>
        </table:table-row>
        <table:table-row table:style-name="ro1">
          <table:table-cell/>
          <table:table-cell table:formula="of:=IF([.$D$5]=&quot;A&quot;;[.K68];IF([.$D$5]=&quot;B&quot;;[.L68];IF([.$D$5]=&quot;C&quot;;[.M68];&quot;&quot;)))&amp;RIGHT([.A68];LEN([.A68])-FIND(&quot;.&quot;;[.A68])+1)" office:value-type="float" office:value="0">
            <text:p>#VALUE!</text:p>
          </table:table-cell>
          <table:table-cell table:number-columns-repeated="8"/>
          <table:table-cell office:value-type="float" office:value="68">
            <text:p>68</text:p>
          </table:table-cell>
          <table:table-cell office:value-type="string">
            <text:p>BQ</text:p>
          </table:table-cell>
          <table:table-cell office:value-type="string">
            <text:p>A68</text:p>
          </table:table-cell>
        </table:table-row>
        <table:table-row table:style-name="ro1">
          <table:table-cell/>
          <table:table-cell table:formula="of:=IF([.$D$5]=&quot;A&quot;;[.K69];IF([.$D$5]=&quot;B&quot;;[.L69];IF([.$D$5]=&quot;C&quot;;[.M69];&quot;&quot;)))&amp;RIGHT([.A69];LEN([.A69])-FIND(&quot;.&quot;;[.A69])+1)" office:value-type="float" office:value="0">
            <text:p>#VALUE!</text:p>
          </table:table-cell>
          <table:table-cell table:number-columns-repeated="8"/>
          <table:table-cell office:value-type="float" office:value="69">
            <text:p>69</text:p>
          </table:table-cell>
          <table:table-cell office:value-type="string">
            <text:p>BR</text:p>
          </table:table-cell>
          <table:table-cell office:value-type="string">
            <text:p>A69</text:p>
          </table:table-cell>
        </table:table-row>
        <table:table-row table:style-name="ro1">
          <table:table-cell/>
          <table:table-cell table:formula="of:=IF([.$D$5]=&quot;A&quot;;[.K70];IF([.$D$5]=&quot;B&quot;;[.L70];IF([.$D$5]=&quot;C&quot;;[.M70];&quot;&quot;)))&amp;RIGHT([.A70];LEN([.A70])-FIND(&quot;.&quot;;[.A70])+1)" office:value-type="float" office:value="0">
            <text:p>#VALUE!</text:p>
          </table:table-cell>
          <table:table-cell table:number-columns-repeated="8"/>
          <table:table-cell office:value-type="float" office:value="70">
            <text:p>70</text:p>
          </table:table-cell>
          <table:table-cell office:value-type="string">
            <text:p>BS</text:p>
          </table:table-cell>
          <table:table-cell office:value-type="string">
            <text:p>A70</text:p>
          </table:table-cell>
        </table:table-row>
        <table:table-row table:style-name="ro1">
          <table:table-cell/>
          <table:table-cell table:formula="of:=IF([.$D$5]=&quot;A&quot;;[.K71];IF([.$D$5]=&quot;B&quot;;[.L71];IF([.$D$5]=&quot;C&quot;;[.M71];&quot;&quot;)))&amp;RIGHT([.A71];LEN([.A71])-FIND(&quot;.&quot;;[.A71])+1)" office:value-type="float" office:value="0">
            <text:p>#VALUE!</text:p>
          </table:table-cell>
          <table:table-cell table:number-columns-repeated="8"/>
          <table:table-cell office:value-type="float" office:value="71">
            <text:p>71</text:p>
          </table:table-cell>
          <table:table-cell office:value-type="string">
            <text:p>BT</text:p>
          </table:table-cell>
          <table:table-cell office:value-type="string">
            <text:p>A71</text:p>
          </table:table-cell>
        </table:table-row>
        <table:table-row table:style-name="ro1">
          <table:table-cell/>
          <table:table-cell table:formula="of:=IF([.$D$5]=&quot;A&quot;;[.K72];IF([.$D$5]=&quot;B&quot;;[.L72];IF([.$D$5]=&quot;C&quot;;[.M72];&quot;&quot;)))&amp;RIGHT([.A72];LEN([.A72])-FIND(&quot;.&quot;;[.A72])+1)" office:value-type="float" office:value="0">
            <text:p>#VALUE!</text:p>
          </table:table-cell>
          <table:table-cell table:number-columns-repeated="8"/>
          <table:table-cell office:value-type="float" office:value="72">
            <text:p>72</text:p>
          </table:table-cell>
          <table:table-cell office:value-type="string">
            <text:p>BU</text:p>
          </table:table-cell>
          <table:table-cell office:value-type="string">
            <text:p>A72</text:p>
          </table:table-cell>
        </table:table-row>
        <table:table-row table:style-name="ro1">
          <table:table-cell/>
          <table:table-cell table:formula="of:=IF([.$D$5]=&quot;A&quot;;[.K73];IF([.$D$5]=&quot;B&quot;;[.L73];IF([.$D$5]=&quot;C&quot;;[.M73];&quot;&quot;)))&amp;RIGHT([.A73];LEN([.A73])-FIND(&quot;.&quot;;[.A73])+1)" office:value-type="float" office:value="0">
            <text:p>#VALUE!</text:p>
          </table:table-cell>
          <table:table-cell table:number-columns-repeated="8"/>
          <table:table-cell office:value-type="float" office:value="73">
            <text:p>73</text:p>
          </table:table-cell>
          <table:table-cell office:value-type="string">
            <text:p>BV</text:p>
          </table:table-cell>
          <table:table-cell office:value-type="string">
            <text:p>A73</text:p>
          </table:table-cell>
        </table:table-row>
        <table:table-row table:style-name="ro1">
          <table:table-cell/>
          <table:table-cell table:formula="of:=IF([.$D$5]=&quot;A&quot;;[.K74];IF([.$D$5]=&quot;B&quot;;[.L74];IF([.$D$5]=&quot;C&quot;;[.M74];&quot;&quot;)))&amp;RIGHT([.A74];LEN([.A74])-FIND(&quot;.&quot;;[.A74])+1)" office:value-type="float" office:value="0">
            <text:p>#VALUE!</text:p>
          </table:table-cell>
          <table:table-cell table:number-columns-repeated="8"/>
          <table:table-cell office:value-type="float" office:value="74">
            <text:p>74</text:p>
          </table:table-cell>
          <table:table-cell office:value-type="string">
            <text:p>BW</text:p>
          </table:table-cell>
          <table:table-cell office:value-type="string">
            <text:p>A74</text:p>
          </table:table-cell>
        </table:table-row>
        <table:table-row table:style-name="ro1">
          <table:table-cell/>
          <table:table-cell table:formula="of:=IF([.$D$5]=&quot;A&quot;;[.K75];IF([.$D$5]=&quot;B&quot;;[.L75];IF([.$D$5]=&quot;C&quot;;[.M75];&quot;&quot;)))&amp;RIGHT([.A75];LEN([.A75])-FIND(&quot;.&quot;;[.A75])+1)" office:value-type="float" office:value="0">
            <text:p>#VALUE!</text:p>
          </table:table-cell>
          <table:table-cell table:number-columns-repeated="8"/>
          <table:table-cell office:value-type="float" office:value="75">
            <text:p>75</text:p>
          </table:table-cell>
          <table:table-cell office:value-type="string">
            <text:p>BX</text:p>
          </table:table-cell>
          <table:table-cell office:value-type="string">
            <text:p>A75</text:p>
          </table:table-cell>
        </table:table-row>
        <table:table-row table:style-name="ro1">
          <table:table-cell/>
          <table:table-cell table:formula="of:=IF([.$D$5]=&quot;A&quot;;[.K76];IF([.$D$5]=&quot;B&quot;;[.L76];IF([.$D$5]=&quot;C&quot;;[.M76];&quot;&quot;)))&amp;RIGHT([.A76];LEN([.A76])-FIND(&quot;.&quot;;[.A76])+1)" office:value-type="float" office:value="0">
            <text:p>#VALUE!</text:p>
          </table:table-cell>
          <table:table-cell table:number-columns-repeated="8"/>
          <table:table-cell office:value-type="float" office:value="76">
            <text:p>76</text:p>
          </table:table-cell>
          <table:table-cell office:value-type="string">
            <text:p>BY</text:p>
          </table:table-cell>
          <table:table-cell office:value-type="string">
            <text:p>A76</text:p>
          </table:table-cell>
        </table:table-row>
        <table:table-row table:style-name="ro1">
          <table:table-cell/>
          <table:table-cell table:formula="of:=IF([.$D$5]=&quot;A&quot;;[.K77];IF([.$D$5]=&quot;B&quot;;[.L77];IF([.$D$5]=&quot;C&quot;;[.M77];&quot;&quot;)))&amp;RIGHT([.A77];LEN([.A77])-FIND(&quot;.&quot;;[.A77])+1)" office:value-type="float" office:value="0">
            <text:p>#VALUE!</text:p>
          </table:table-cell>
          <table:table-cell table:number-columns-repeated="8"/>
          <table:table-cell office:value-type="float" office:value="77">
            <text:p>77</text:p>
          </table:table-cell>
          <table:table-cell office:value-type="string">
            <text:p>BZ</text:p>
          </table:table-cell>
          <table:table-cell office:value-type="string">
            <text:p>A77</text:p>
          </table:table-cell>
        </table:table-row>
        <table:table-row table:style-name="ro1">
          <table:table-cell/>
          <table:table-cell table:formula="of:=IF([.$D$5]=&quot;A&quot;;[.K78];IF([.$D$5]=&quot;B&quot;;[.L78];IF([.$D$5]=&quot;C&quot;;[.M78];&quot;&quot;)))&amp;RIGHT([.A78];LEN([.A78])-FIND(&quot;.&quot;;[.A78])+1)" office:value-type="float" office:value="0">
            <text:p>#VALUE!</text:p>
          </table:table-cell>
          <table:table-cell table:number-columns-repeated="8"/>
          <table:table-cell office:value-type="float" office:value="78">
            <text:p>78</text:p>
          </table:table-cell>
          <table:table-cell office:value-type="string">
            <text:p>CA</text:p>
          </table:table-cell>
          <table:table-cell office:value-type="string">
            <text:p>A78</text:p>
          </table:table-cell>
        </table:table-row>
        <table:table-row table:style-name="ro1">
          <table:table-cell/>
          <table:table-cell table:formula="of:=IF([.$D$5]=&quot;A&quot;;[.K79];IF([.$D$5]=&quot;B&quot;;[.L79];IF([.$D$5]=&quot;C&quot;;[.M79];&quot;&quot;)))&amp;RIGHT([.A79];LEN([.A79])-FIND(&quot;.&quot;;[.A79])+1)" office:value-type="float" office:value="0">
            <text:p>#VALUE!</text:p>
          </table:table-cell>
          <table:table-cell table:number-columns-repeated="8"/>
          <table:table-cell office:value-type="float" office:value="79">
            <text:p>79</text:p>
          </table:table-cell>
          <table:table-cell office:value-type="string">
            <text:p>CB</text:p>
          </table:table-cell>
          <table:table-cell office:value-type="string">
            <text:p>A79</text:p>
          </table:table-cell>
        </table:table-row>
        <table:table-row table:style-name="ro1">
          <table:table-cell/>
          <table:table-cell table:formula="of:=IF([.$D$5]=&quot;A&quot;;[.K80];IF([.$D$5]=&quot;B&quot;;[.L80];IF([.$D$5]=&quot;C&quot;;[.M80];&quot;&quot;)))&amp;RIGHT([.A80];LEN([.A80])-FIND(&quot;.&quot;;[.A80])+1)" office:value-type="float" office:value="0">
            <text:p>#VALUE!</text:p>
          </table:table-cell>
          <table:table-cell table:number-columns-repeated="8"/>
          <table:table-cell office:value-type="float" office:value="80">
            <text:p>80</text:p>
          </table:table-cell>
          <table:table-cell office:value-type="string">
            <text:p>CC</text:p>
          </table:table-cell>
          <table:table-cell office:value-type="string">
            <text:p>A80</text:p>
          </table:table-cell>
        </table:table-row>
        <table:table-row table:style-name="ro1">
          <table:table-cell/>
          <table:table-cell table:formula="of:=IF([.$D$5]=&quot;A&quot;;[.K81];IF([.$D$5]=&quot;B&quot;;[.L81];IF([.$D$5]=&quot;C&quot;;[.M81];&quot;&quot;)))&amp;RIGHT([.A81];LEN([.A81])-FIND(&quot;.&quot;;[.A81])+1)" office:value-type="float" office:value="0">
            <text:p>#VALUE!</text:p>
          </table:table-cell>
          <table:table-cell table:number-columns-repeated="8"/>
          <table:table-cell office:value-type="float" office:value="81">
            <text:p>81</text:p>
          </table:table-cell>
          <table:table-cell office:value-type="string">
            <text:p>CD</text:p>
          </table:table-cell>
          <table:table-cell office:value-type="string">
            <text:p>A81</text:p>
          </table:table-cell>
        </table:table-row>
        <table:table-row table:style-name="ro1">
          <table:table-cell/>
          <table:table-cell table:formula="of:=IF([.$D$5]=&quot;A&quot;;[.K82];IF([.$D$5]=&quot;B&quot;;[.L82];IF([.$D$5]=&quot;C&quot;;[.M82];&quot;&quot;)))&amp;RIGHT([.A82];LEN([.A82])-FIND(&quot;.&quot;;[.A82])+1)" office:value-type="float" office:value="0">
            <text:p>#VALUE!</text:p>
          </table:table-cell>
          <table:table-cell table:number-columns-repeated="8"/>
          <table:table-cell office:value-type="float" office:value="82">
            <text:p>82</text:p>
          </table:table-cell>
          <table:table-cell office:value-type="string">
            <text:p>CE</text:p>
          </table:table-cell>
          <table:table-cell office:value-type="string">
            <text:p>A82</text:p>
          </table:table-cell>
        </table:table-row>
        <table:table-row table:style-name="ro1">
          <table:table-cell/>
          <table:table-cell table:formula="of:=IF([.$D$5]=&quot;A&quot;;[.K83];IF([.$D$5]=&quot;B&quot;;[.L83];IF([.$D$5]=&quot;C&quot;;[.M83];&quot;&quot;)))&amp;RIGHT([.A83];LEN([.A83])-FIND(&quot;.&quot;;[.A83])+1)" office:value-type="float" office:value="0">
            <text:p>#VALUE!</text:p>
          </table:table-cell>
          <table:table-cell table:number-columns-repeated="8"/>
          <table:table-cell office:value-type="float" office:value="83">
            <text:p>83</text:p>
          </table:table-cell>
          <table:table-cell office:value-type="string">
            <text:p>CF</text:p>
          </table:table-cell>
          <table:table-cell office:value-type="string">
            <text:p>A83</text:p>
          </table:table-cell>
        </table:table-row>
        <table:table-row table:style-name="ro1">
          <table:table-cell/>
          <table:table-cell table:formula="of:=IF([.$D$5]=&quot;A&quot;;[.K84];IF([.$D$5]=&quot;B&quot;;[.L84];IF([.$D$5]=&quot;C&quot;;[.M84];&quot;&quot;)))&amp;RIGHT([.A84];LEN([.A84])-FIND(&quot;.&quot;;[.A84])+1)" office:value-type="float" office:value="0">
            <text:p>#VALUE!</text:p>
          </table:table-cell>
          <table:table-cell table:number-columns-repeated="8"/>
          <table:table-cell office:value-type="float" office:value="84">
            <text:p>84</text:p>
          </table:table-cell>
          <table:table-cell office:value-type="string">
            <text:p>CG</text:p>
          </table:table-cell>
          <table:table-cell office:value-type="string">
            <text:p>A84</text:p>
          </table:table-cell>
        </table:table-row>
        <table:table-row table:style-name="ro1">
          <table:table-cell/>
          <table:table-cell table:formula="of:=IF([.$D$5]=&quot;A&quot;;[.K85];IF([.$D$5]=&quot;B&quot;;[.L85];IF([.$D$5]=&quot;C&quot;;[.M85];&quot;&quot;)))&amp;RIGHT([.A85];LEN([.A85])-FIND(&quot;.&quot;;[.A85])+1)" office:value-type="float" office:value="0">
            <text:p>#VALUE!</text:p>
          </table:table-cell>
          <table:table-cell table:number-columns-repeated="8"/>
          <table:table-cell office:value-type="float" office:value="85">
            <text:p>85</text:p>
          </table:table-cell>
          <table:table-cell office:value-type="string">
            <text:p>CH</text:p>
          </table:table-cell>
          <table:table-cell office:value-type="string">
            <text:p>A85</text:p>
          </table:table-cell>
        </table:table-row>
        <table:table-row table:style-name="ro1">
          <table:table-cell/>
          <table:table-cell table:formula="of:=IF([.$D$5]=&quot;A&quot;;[.K86];IF([.$D$5]=&quot;B&quot;;[.L86];IF([.$D$5]=&quot;C&quot;;[.M86];&quot;&quot;)))&amp;RIGHT([.A86];LEN([.A86])-FIND(&quot;.&quot;;[.A86])+1)" office:value-type="float" office:value="0">
            <text:p>#VALUE!</text:p>
          </table:table-cell>
          <table:table-cell table:number-columns-repeated="8"/>
          <table:table-cell office:value-type="float" office:value="86">
            <text:p>86</text:p>
          </table:table-cell>
          <table:table-cell office:value-type="string">
            <text:p>CI</text:p>
          </table:table-cell>
          <table:table-cell office:value-type="string">
            <text:p>A86</text:p>
          </table:table-cell>
        </table:table-row>
        <table:table-row table:style-name="ro1">
          <table:table-cell/>
          <table:table-cell table:formula="of:=IF([.$D$5]=&quot;A&quot;;[.K87];IF([.$D$5]=&quot;B&quot;;[.L87];IF([.$D$5]=&quot;C&quot;;[.M87];&quot;&quot;)))&amp;RIGHT([.A87];LEN([.A87])-FIND(&quot;.&quot;;[.A87])+1)" office:value-type="float" office:value="0">
            <text:p>#VALUE!</text:p>
          </table:table-cell>
          <table:table-cell table:number-columns-repeated="8"/>
          <table:table-cell office:value-type="float" office:value="87">
            <text:p>87</text:p>
          </table:table-cell>
          <table:table-cell office:value-type="string">
            <text:p>CJ</text:p>
          </table:table-cell>
          <table:table-cell office:value-type="string">
            <text:p>A87</text:p>
          </table:table-cell>
        </table:table-row>
        <table:table-row table:style-name="ro1">
          <table:table-cell/>
          <table:table-cell table:formula="of:=IF([.$D$5]=&quot;A&quot;;[.K88];IF([.$D$5]=&quot;B&quot;;[.L88];IF([.$D$5]=&quot;C&quot;;[.M88];&quot;&quot;)))&amp;RIGHT([.A88];LEN([.A88])-FIND(&quot;.&quot;;[.A88])+1)" office:value-type="float" office:value="0">
            <text:p>#VALUE!</text:p>
          </table:table-cell>
          <table:table-cell table:number-columns-repeated="8"/>
          <table:table-cell office:value-type="float" office:value="88">
            <text:p>88</text:p>
          </table:table-cell>
          <table:table-cell office:value-type="string">
            <text:p>CK</text:p>
          </table:table-cell>
          <table:table-cell office:value-type="string">
            <text:p>A88</text:p>
          </table:table-cell>
        </table:table-row>
        <table:table-row table:style-name="ro1">
          <table:table-cell/>
          <table:table-cell table:formula="of:=IF([.$D$5]=&quot;A&quot;;[.K89];IF([.$D$5]=&quot;B&quot;;[.L89];IF([.$D$5]=&quot;C&quot;;[.M89];&quot;&quot;)))&amp;RIGHT([.A89];LEN([.A89])-FIND(&quot;.&quot;;[.A89])+1)" office:value-type="float" office:value="0">
            <text:p>#VALUE!</text:p>
          </table:table-cell>
          <table:table-cell table:number-columns-repeated="8"/>
          <table:table-cell office:value-type="float" office:value="89">
            <text:p>89</text:p>
          </table:table-cell>
          <table:table-cell office:value-type="string">
            <text:p>CL</text:p>
          </table:table-cell>
          <table:table-cell office:value-type="string">
            <text:p>A89</text:p>
          </table:table-cell>
        </table:table-row>
        <table:table-row table:style-name="ro1">
          <table:table-cell/>
          <table:table-cell table:formula="of:=IF([.$D$5]=&quot;A&quot;;[.K90];IF([.$D$5]=&quot;B&quot;;[.L90];IF([.$D$5]=&quot;C&quot;;[.M90];&quot;&quot;)))&amp;RIGHT([.A90];LEN([.A90])-FIND(&quot;.&quot;;[.A90])+1)" office:value-type="float" office:value="0">
            <text:p>#VALUE!</text:p>
          </table:table-cell>
          <table:table-cell table:number-columns-repeated="8"/>
          <table:table-cell office:value-type="float" office:value="90">
            <text:p>90</text:p>
          </table:table-cell>
          <table:table-cell office:value-type="string">
            <text:p>CM</text:p>
          </table:table-cell>
          <table:table-cell office:value-type="string">
            <text:p>A90</text:p>
          </table:table-cell>
        </table:table-row>
        <table:table-row table:style-name="ro1">
          <table:table-cell/>
          <table:table-cell table:formula="of:=IF([.$D$5]=&quot;A&quot;;[.K91];IF([.$D$5]=&quot;B&quot;;[.L91];IF([.$D$5]=&quot;C&quot;;[.M91];&quot;&quot;)))&amp;RIGHT([.A91];LEN([.A91])-FIND(&quot;.&quot;;[.A91])+1)" office:value-type="float" office:value="0">
            <text:p>#VALUE!</text:p>
          </table:table-cell>
          <table:table-cell table:number-columns-repeated="8"/>
          <table:table-cell office:value-type="float" office:value="91">
            <text:p>91</text:p>
          </table:table-cell>
          <table:table-cell office:value-type="string">
            <text:p>CN</text:p>
          </table:table-cell>
          <table:table-cell office:value-type="string">
            <text:p>A91</text:p>
          </table:table-cell>
        </table:table-row>
        <table:table-row table:style-name="ro1">
          <table:table-cell/>
          <table:table-cell table:formula="of:=IF([.$D$5]=&quot;A&quot;;[.K92];IF([.$D$5]=&quot;B&quot;;[.L92];IF([.$D$5]=&quot;C&quot;;[.M92];&quot;&quot;)))&amp;RIGHT([.A92];LEN([.A92])-FIND(&quot;.&quot;;[.A92])+1)" office:value-type="float" office:value="0">
            <text:p>#VALUE!</text:p>
          </table:table-cell>
          <table:table-cell table:number-columns-repeated="8"/>
          <table:table-cell office:value-type="float" office:value="92">
            <text:p>92</text:p>
          </table:table-cell>
          <table:table-cell office:value-type="string">
            <text:p>CO</text:p>
          </table:table-cell>
          <table:table-cell office:value-type="string">
            <text:p>A92</text:p>
          </table:table-cell>
        </table:table-row>
        <table:table-row table:style-name="ro1">
          <table:table-cell/>
          <table:table-cell table:formula="of:=IF([.$D$5]=&quot;A&quot;;[.K93];IF([.$D$5]=&quot;B&quot;;[.L93];IF([.$D$5]=&quot;C&quot;;[.M93];&quot;&quot;)))&amp;RIGHT([.A93];LEN([.A93])-FIND(&quot;.&quot;;[.A93])+1)" office:value-type="float" office:value="0">
            <text:p>#VALUE!</text:p>
          </table:table-cell>
          <table:table-cell table:number-columns-repeated="8"/>
          <table:table-cell office:value-type="float" office:value="93">
            <text:p>93</text:p>
          </table:table-cell>
          <table:table-cell office:value-type="string">
            <text:p>CP</text:p>
          </table:table-cell>
          <table:table-cell office:value-type="string">
            <text:p>A93</text:p>
          </table:table-cell>
        </table:table-row>
        <table:table-row table:style-name="ro1">
          <table:table-cell/>
          <table:table-cell table:formula="of:=IF([.$D$5]=&quot;A&quot;;[.K94];IF([.$D$5]=&quot;B&quot;;[.L94];IF([.$D$5]=&quot;C&quot;;[.M94];&quot;&quot;)))&amp;RIGHT([.A94];LEN([.A94])-FIND(&quot;.&quot;;[.A94])+1)" office:value-type="float" office:value="0">
            <text:p>#VALUE!</text:p>
          </table:table-cell>
          <table:table-cell table:number-columns-repeated="8"/>
          <table:table-cell office:value-type="float" office:value="94">
            <text:p>94</text:p>
          </table:table-cell>
          <table:table-cell office:value-type="string">
            <text:p>CQ</text:p>
          </table:table-cell>
          <table:table-cell office:value-type="string">
            <text:p>A94</text:p>
          </table:table-cell>
        </table:table-row>
        <table:table-row table:style-name="ro1">
          <table:table-cell/>
          <table:table-cell table:formula="of:=IF([.$D$5]=&quot;A&quot;;[.K95];IF([.$D$5]=&quot;B&quot;;[.L95];IF([.$D$5]=&quot;C&quot;;[.M95];&quot;&quot;)))&amp;RIGHT([.A95];LEN([.A95])-FIND(&quot;.&quot;;[.A95])+1)" office:value-type="float" office:value="0">
            <text:p>#VALUE!</text:p>
          </table:table-cell>
          <table:table-cell table:number-columns-repeated="8"/>
          <table:table-cell office:value-type="float" office:value="95">
            <text:p>95</text:p>
          </table:table-cell>
          <table:table-cell office:value-type="string">
            <text:p>CR</text:p>
          </table:table-cell>
          <table:table-cell office:value-type="string">
            <text:p>A95</text:p>
          </table:table-cell>
        </table:table-row>
        <table:table-row table:style-name="ro1">
          <table:table-cell/>
          <table:table-cell table:formula="of:=IF([.$D$5]=&quot;A&quot;;[.K96];IF([.$D$5]=&quot;B&quot;;[.L96];IF([.$D$5]=&quot;C&quot;;[.M96];&quot;&quot;)))&amp;RIGHT([.A96];LEN([.A96])-FIND(&quot;.&quot;;[.A96])+1)" office:value-type="float" office:value="0">
            <text:p>#VALUE!</text:p>
          </table:table-cell>
          <table:table-cell table:number-columns-repeated="8"/>
          <table:table-cell office:value-type="float" office:value="96">
            <text:p>96</text:p>
          </table:table-cell>
          <table:table-cell office:value-type="string">
            <text:p>CS</text:p>
          </table:table-cell>
          <table:table-cell office:value-type="string">
            <text:p>A96</text:p>
          </table:table-cell>
        </table:table-row>
        <table:table-row table:style-name="ro1">
          <table:table-cell/>
          <table:table-cell table:formula="of:=IF([.$D$5]=&quot;A&quot;;[.K97];IF([.$D$5]=&quot;B&quot;;[.L97];IF([.$D$5]=&quot;C&quot;;[.M97];&quot;&quot;)))&amp;RIGHT([.A97];LEN([.A97])-FIND(&quot;.&quot;;[.A97])+1)" office:value-type="float" office:value="0">
            <text:p>#VALUE!</text:p>
          </table:table-cell>
          <table:table-cell table:number-columns-repeated="8"/>
          <table:table-cell office:value-type="float" office:value="97">
            <text:p>97</text:p>
          </table:table-cell>
          <table:table-cell office:value-type="string">
            <text:p>CT</text:p>
          </table:table-cell>
          <table:table-cell office:value-type="string">
            <text:p>A97</text:p>
          </table:table-cell>
        </table:table-row>
        <table:table-row table:style-name="ro1">
          <table:table-cell/>
          <table:table-cell table:formula="of:=IF([.$D$5]=&quot;A&quot;;[.K98];IF([.$D$5]=&quot;B&quot;;[.L98];IF([.$D$5]=&quot;C&quot;;[.M98];&quot;&quot;)))&amp;RIGHT([.A98];LEN([.A98])-FIND(&quot;.&quot;;[.A98])+1)" office:value-type="float" office:value="0">
            <text:p>#VALUE!</text:p>
          </table:table-cell>
          <table:table-cell table:number-columns-repeated="8"/>
          <table:table-cell office:value-type="float" office:value="98">
            <text:p>98</text:p>
          </table:table-cell>
          <table:table-cell office:value-type="string">
            <text:p>CU</text:p>
          </table:table-cell>
          <table:table-cell office:value-type="string">
            <text:p>A98</text:p>
          </table:table-cell>
        </table:table-row>
        <table:table-row table:style-name="ro1">
          <table:table-cell/>
          <table:table-cell table:formula="of:=IF([.$D$5]=&quot;A&quot;;[.K99];IF([.$D$5]=&quot;B&quot;;[.L99];IF([.$D$5]=&quot;C&quot;;[.M99];&quot;&quot;)))&amp;RIGHT([.A99];LEN([.A99])-FIND(&quot;.&quot;;[.A99])+1)" office:value-type="float" office:value="0">
            <text:p>#VALUE!</text:p>
          </table:table-cell>
          <table:table-cell table:number-columns-repeated="8"/>
          <table:table-cell office:value-type="float" office:value="99">
            <text:p>99</text:p>
          </table:table-cell>
          <table:table-cell office:value-type="string">
            <text:p>CV</text:p>
          </table:table-cell>
          <table:table-cell office:value-type="string">
            <text:p>A99</text:p>
          </table:table-cell>
        </table:table-row>
        <table:table-row table:style-name="ro1">
          <table:table-cell/>
          <table:table-cell table:formula="of:=IF([.$D$5]=&quot;A&quot;;[.K100];IF([.$D$5]=&quot;B&quot;;[.L100];IF([.$D$5]=&quot;C&quot;;[.M100];&quot;&quot;)))&amp;RIGHT([.A100];LEN([.A100])-FIND(&quot;.&quot;;[.A100])+1)" office:value-type="float" office:value="0">
            <text:p>#VALUE!</text:p>
          </table:table-cell>
          <table:table-cell table:number-columns-repeated="8"/>
          <table:table-cell office:value-type="float" office:value="100">
            <text:p>100</text:p>
          </table:table-cell>
          <table:table-cell office:value-type="string">
            <text:p>CW</text:p>
          </table:table-cell>
          <table:table-cell office:value-type="string">
            <text:p>A100</text:p>
          </table:table-cell>
        </table:table-row>
        <table:table-row table:style-name="ro1">
          <table:table-cell/>
          <table:table-cell table:formula="of:=IF([.$D$5]=&quot;A&quot;;[.K101];IF([.$D$5]=&quot;B&quot;;[.L101];IF([.$D$5]=&quot;C&quot;;[.M101];&quot;&quot;)))&amp;RIGHT([.A101];LEN([.A101])-FIND(&quot;.&quot;;[.A101])+1)" office:value-type="float" office:value="0">
            <text:p>#VALUE!</text:p>
          </table:table-cell>
          <table:table-cell table:number-columns-repeated="8"/>
          <table:table-cell office:value-type="float" office:value="101">
            <text:p>101</text:p>
          </table:table-cell>
          <table:table-cell office:value-type="string">
            <text:p>CX</text:p>
          </table:table-cell>
          <table:table-cell office:value-type="string">
            <text:p>A101</text:p>
          </table:table-cell>
        </table:table-row>
        <table:table-row table:style-name="ro1">
          <table:table-cell/>
          <table:table-cell table:formula="of:=IF([.$D$5]=&quot;A&quot;;[.K102];IF([.$D$5]=&quot;B&quot;;[.L102];IF([.$D$5]=&quot;C&quot;;[.M102];&quot;&quot;)))&amp;RIGHT([.A102];LEN([.A102])-FIND(&quot;.&quot;;[.A102])+1)" office:value-type="float" office:value="0">
            <text:p>#VALUE!</text:p>
          </table:table-cell>
          <table:table-cell table:number-columns-repeated="8"/>
          <table:table-cell office:value-type="float" office:value="102">
            <text:p>102</text:p>
          </table:table-cell>
          <table:table-cell office:value-type="string">
            <text:p>CY</text:p>
          </table:table-cell>
          <table:table-cell office:value-type="string">
            <text:p>A102</text:p>
          </table:table-cell>
        </table:table-row>
        <table:table-row table:style-name="ro1">
          <table:table-cell/>
          <table:table-cell table:formula="of:=IF([.$D$5]=&quot;A&quot;;[.K103];IF([.$D$5]=&quot;B&quot;;[.L103];IF([.$D$5]=&quot;C&quot;;[.M103];&quot;&quot;)))&amp;RIGHT([.A103];LEN([.A103])-FIND(&quot;.&quot;;[.A103])+1)" office:value-type="float" office:value="0">
            <text:p>#VALUE!</text:p>
          </table:table-cell>
          <table:table-cell table:number-columns-repeated="8"/>
          <table:table-cell office:value-type="float" office:value="103">
            <text:p>103</text:p>
          </table:table-cell>
          <table:table-cell office:value-type="string">
            <text:p>CZ</text:p>
          </table:table-cell>
          <table:table-cell office:value-type="string">
            <text:p>A103</text:p>
          </table:table-cell>
        </table:table-row>
        <table:table-row table:style-name="ro1">
          <table:table-cell/>
          <table:table-cell table:formula="of:=IF([.$D$5]=&quot;A&quot;;[.K104];IF([.$D$5]=&quot;B&quot;;[.L104];IF([.$D$5]=&quot;C&quot;;[.M104];&quot;&quot;)))&amp;RIGHT([.A104];LEN([.A104])-FIND(&quot;.&quot;;[.A104])+1)" office:value-type="float" office:value="0">
            <text:p>#VALUE!</text:p>
          </table:table-cell>
          <table:table-cell table:number-columns-repeated="8"/>
          <table:table-cell office:value-type="float" office:value="104">
            <text:p>104</text:p>
          </table:table-cell>
          <table:table-cell office:value-type="string">
            <text:p>DA</text:p>
          </table:table-cell>
          <table:table-cell office:value-type="string">
            <text:p>A104</text:p>
          </table:table-cell>
        </table:table-row>
        <table:table-row table:style-name="ro1">
          <table:table-cell/>
          <table:table-cell table:formula="of:=IF([.$D$5]=&quot;A&quot;;[.K105];IF([.$D$5]=&quot;B&quot;;[.L105];IF([.$D$5]=&quot;C&quot;;[.M105];&quot;&quot;)))&amp;RIGHT([.A105];LEN([.A105])-FIND(&quot;.&quot;;[.A105])+1)" office:value-type="float" office:value="0">
            <text:p>#VALUE!</text:p>
          </table:table-cell>
          <table:table-cell table:number-columns-repeated="8"/>
          <table:table-cell office:value-type="float" office:value="105">
            <text:p>105</text:p>
          </table:table-cell>
          <table:table-cell office:value-type="string">
            <text:p>DB</text:p>
          </table:table-cell>
          <table:table-cell office:value-type="string">
            <text:p>A105</text:p>
          </table:table-cell>
        </table:table-row>
        <table:table-row table:style-name="ro1">
          <table:table-cell/>
          <table:table-cell table:formula="of:=IF([.$D$5]=&quot;A&quot;;[.K106];IF([.$D$5]=&quot;B&quot;;[.L106];IF([.$D$5]=&quot;C&quot;;[.M106];&quot;&quot;)))&amp;RIGHT([.A106];LEN([.A106])-FIND(&quot;.&quot;;[.A106])+1)" office:value-type="float" office:value="0">
            <text:p>#VALUE!</text:p>
          </table:table-cell>
          <table:table-cell table:number-columns-repeated="8"/>
          <table:table-cell office:value-type="float" office:value="106">
            <text:p>106</text:p>
          </table:table-cell>
          <table:table-cell office:value-type="string">
            <text:p>DC</text:p>
          </table:table-cell>
          <table:table-cell office:value-type="string">
            <text:p>A106</text:p>
          </table:table-cell>
        </table:table-row>
        <table:table-row table:style-name="ro1">
          <table:table-cell/>
          <table:table-cell table:formula="of:=IF([.$D$5]=&quot;A&quot;;[.K107];IF([.$D$5]=&quot;B&quot;;[.L107];IF([.$D$5]=&quot;C&quot;;[.M107];&quot;&quot;)))&amp;RIGHT([.A107];LEN([.A107])-FIND(&quot;.&quot;;[.A107])+1)" office:value-type="float" office:value="0">
            <text:p>#VALUE!</text:p>
          </table:table-cell>
          <table:table-cell table:number-columns-repeated="8"/>
          <table:table-cell office:value-type="float" office:value="107">
            <text:p>107</text:p>
          </table:table-cell>
          <table:table-cell office:value-type="string">
            <text:p>DD</text:p>
          </table:table-cell>
          <table:table-cell office:value-type="string">
            <text:p>A107</text:p>
          </table:table-cell>
        </table:table-row>
        <table:table-row table:style-name="ro1">
          <table:table-cell/>
          <table:table-cell table:formula="of:=IF([.$D$5]=&quot;A&quot;;[.K108];IF([.$D$5]=&quot;B&quot;;[.L108];IF([.$D$5]=&quot;C&quot;;[.M108];&quot;&quot;)))&amp;RIGHT([.A108];LEN([.A108])-FIND(&quot;.&quot;;[.A108])+1)" office:value-type="float" office:value="0">
            <text:p>#VALUE!</text:p>
          </table:table-cell>
          <table:table-cell table:number-columns-repeated="8"/>
          <table:table-cell office:value-type="float" office:value="108">
            <text:p>108</text:p>
          </table:table-cell>
          <table:table-cell office:value-type="string">
            <text:p>DE</text:p>
          </table:table-cell>
          <table:table-cell office:value-type="string">
            <text:p>A108</text:p>
          </table:table-cell>
        </table:table-row>
        <table:table-row table:style-name="ro1">
          <table:table-cell/>
          <table:table-cell table:formula="of:=IF([.$D$5]=&quot;A&quot;;[.K109];IF([.$D$5]=&quot;B&quot;;[.L109];IF([.$D$5]=&quot;C&quot;;[.M109];&quot;&quot;)))&amp;RIGHT([.A109];LEN([.A109])-FIND(&quot;.&quot;;[.A109])+1)" office:value-type="float" office:value="0">
            <text:p>#VALUE!</text:p>
          </table:table-cell>
          <table:table-cell table:number-columns-repeated="8"/>
          <table:table-cell office:value-type="float" office:value="109">
            <text:p>109</text:p>
          </table:table-cell>
          <table:table-cell office:value-type="string">
            <text:p>DF</text:p>
          </table:table-cell>
          <table:table-cell office:value-type="string">
            <text:p>A109</text:p>
          </table:table-cell>
        </table:table-row>
        <table:table-row table:style-name="ro1">
          <table:table-cell/>
          <table:table-cell table:formula="of:=IF([.$D$5]=&quot;A&quot;;[.K110];IF([.$D$5]=&quot;B&quot;;[.L110];IF([.$D$5]=&quot;C&quot;;[.M110];&quot;&quot;)))&amp;RIGHT([.A110];LEN([.A110])-FIND(&quot;.&quot;;[.A110])+1)" office:value-type="float" office:value="0">
            <text:p>#VALUE!</text:p>
          </table:table-cell>
          <table:table-cell table:number-columns-repeated="8"/>
          <table:table-cell office:value-type="float" office:value="110">
            <text:p>110</text:p>
          </table:table-cell>
          <table:table-cell office:value-type="string">
            <text:p>DG</text:p>
          </table:table-cell>
          <table:table-cell office:value-type="string">
            <text:p>A110</text:p>
          </table:table-cell>
        </table:table-row>
        <table:table-row table:style-name="ro1">
          <table:table-cell/>
          <table:table-cell table:formula="of:=IF([.$D$5]=&quot;A&quot;;[.K111];IF([.$D$5]=&quot;B&quot;;[.L111];IF([.$D$5]=&quot;C&quot;;[.M111];&quot;&quot;)))&amp;RIGHT([.A111];LEN([.A111])-FIND(&quot;.&quot;;[.A111])+1)" office:value-type="float" office:value="0">
            <text:p>#VALUE!</text:p>
          </table:table-cell>
          <table:table-cell table:number-columns-repeated="8"/>
          <table:table-cell office:value-type="float" office:value="111">
            <text:p>111</text:p>
          </table:table-cell>
          <table:table-cell office:value-type="string">
            <text:p>DH</text:p>
          </table:table-cell>
          <table:table-cell office:value-type="string">
            <text:p>A111</text:p>
          </table:table-cell>
        </table:table-row>
        <table:table-row table:style-name="ro1">
          <table:table-cell/>
          <table:table-cell table:formula="of:=IF([.$D$5]=&quot;A&quot;;[.K112];IF([.$D$5]=&quot;B&quot;;[.L112];IF([.$D$5]=&quot;C&quot;;[.M112];&quot;&quot;)))&amp;RIGHT([.A112];LEN([.A112])-FIND(&quot;.&quot;;[.A112])+1)" office:value-type="float" office:value="0">
            <text:p>#VALUE!</text:p>
          </table:table-cell>
          <table:table-cell table:number-columns-repeated="8"/>
          <table:table-cell office:value-type="float" office:value="112">
            <text:p>112</text:p>
          </table:table-cell>
          <table:table-cell office:value-type="string">
            <text:p>DI</text:p>
          </table:table-cell>
          <table:table-cell office:value-type="string">
            <text:p>A112</text:p>
          </table:table-cell>
        </table:table-row>
        <table:table-row table:style-name="ro1">
          <table:table-cell/>
          <table:table-cell table:formula="of:=IF([.$D$5]=&quot;A&quot;;[.K113];IF([.$D$5]=&quot;B&quot;;[.L113];IF([.$D$5]=&quot;C&quot;;[.M113];&quot;&quot;)))&amp;RIGHT([.A113];LEN([.A113])-FIND(&quot;.&quot;;[.A113])+1)" office:value-type="float" office:value="0">
            <text:p>#VALUE!</text:p>
          </table:table-cell>
          <table:table-cell table:number-columns-repeated="8"/>
          <table:table-cell office:value-type="float" office:value="113">
            <text:p>113</text:p>
          </table:table-cell>
          <table:table-cell office:value-type="string">
            <text:p>DJ</text:p>
          </table:table-cell>
          <table:table-cell office:value-type="string">
            <text:p>A113</text:p>
          </table:table-cell>
        </table:table-row>
        <table:table-row table:style-name="ro1">
          <table:table-cell/>
          <table:table-cell table:formula="of:=IF([.$D$5]=&quot;A&quot;;[.K114];IF([.$D$5]=&quot;B&quot;;[.L114];IF([.$D$5]=&quot;C&quot;;[.M114];&quot;&quot;)))&amp;RIGHT([.A114];LEN([.A114])-FIND(&quot;.&quot;;[.A114])+1)" office:value-type="float" office:value="0">
            <text:p>#VALUE!</text:p>
          </table:table-cell>
          <table:table-cell table:number-columns-repeated="8"/>
          <table:table-cell office:value-type="float" office:value="114">
            <text:p>114</text:p>
          </table:table-cell>
          <table:table-cell office:value-type="string">
            <text:p>DK</text:p>
          </table:table-cell>
          <table:table-cell office:value-type="string">
            <text:p>A114</text:p>
          </table:table-cell>
        </table:table-row>
        <table:table-row table:style-name="ro1">
          <table:table-cell/>
          <table:table-cell table:formula="of:=IF([.$D$5]=&quot;A&quot;;[.K115];IF([.$D$5]=&quot;B&quot;;[.L115];IF([.$D$5]=&quot;C&quot;;[.M115];&quot;&quot;)))&amp;RIGHT([.A115];LEN([.A115])-FIND(&quot;.&quot;;[.A115])+1)" office:value-type="float" office:value="0">
            <text:p>#VALUE!</text:p>
          </table:table-cell>
          <table:table-cell table:number-columns-repeated="8"/>
          <table:table-cell office:value-type="float" office:value="115">
            <text:p>115</text:p>
          </table:table-cell>
          <table:table-cell office:value-type="string">
            <text:p>DL</text:p>
          </table:table-cell>
          <table:table-cell office:value-type="string">
            <text:p>A115</text:p>
          </table:table-cell>
        </table:table-row>
        <table:table-row table:style-name="ro1">
          <table:table-cell/>
          <table:table-cell table:formula="of:=IF([.$D$5]=&quot;A&quot;;[.K116];IF([.$D$5]=&quot;B&quot;;[.L116];IF([.$D$5]=&quot;C&quot;;[.M116];&quot;&quot;)))&amp;RIGHT([.A116];LEN([.A116])-FIND(&quot;.&quot;;[.A116])+1)" office:value-type="float" office:value="0">
            <text:p>#VALUE!</text:p>
          </table:table-cell>
          <table:table-cell table:number-columns-repeated="8"/>
          <table:table-cell office:value-type="float" office:value="116">
            <text:p>116</text:p>
          </table:table-cell>
          <table:table-cell office:value-type="string">
            <text:p>DM</text:p>
          </table:table-cell>
          <table:table-cell office:value-type="string">
            <text:p>A116</text:p>
          </table:table-cell>
        </table:table-row>
        <table:table-row table:style-name="ro1">
          <table:table-cell/>
          <table:table-cell table:formula="of:=IF([.$D$5]=&quot;A&quot;;[.K117];IF([.$D$5]=&quot;B&quot;;[.L117];IF([.$D$5]=&quot;C&quot;;[.M117];&quot;&quot;)))&amp;RIGHT([.A117];LEN([.A117])-FIND(&quot;.&quot;;[.A117])+1)" office:value-type="float" office:value="0">
            <text:p>#VALUE!</text:p>
          </table:table-cell>
          <table:table-cell table:number-columns-repeated="8"/>
          <table:table-cell office:value-type="float" office:value="117">
            <text:p>117</text:p>
          </table:table-cell>
          <table:table-cell office:value-type="string">
            <text:p>DN</text:p>
          </table:table-cell>
          <table:table-cell office:value-type="string">
            <text:p>A117</text:p>
          </table:table-cell>
        </table:table-row>
        <table:table-row table:style-name="ro1">
          <table:table-cell/>
          <table:table-cell table:formula="of:=IF([.$D$5]=&quot;A&quot;;[.K118];IF([.$D$5]=&quot;B&quot;;[.L118];IF([.$D$5]=&quot;C&quot;;[.M118];&quot;&quot;)))&amp;RIGHT([.A118];LEN([.A118])-FIND(&quot;.&quot;;[.A118])+1)" office:value-type="float" office:value="0">
            <text:p>#VALUE!</text:p>
          </table:table-cell>
          <table:table-cell table:number-columns-repeated="8"/>
          <table:table-cell office:value-type="float" office:value="118">
            <text:p>118</text:p>
          </table:table-cell>
          <table:table-cell office:value-type="string">
            <text:p>DO</text:p>
          </table:table-cell>
          <table:table-cell office:value-type="string">
            <text:p>A118</text:p>
          </table:table-cell>
        </table:table-row>
        <table:table-row table:style-name="ro1">
          <table:table-cell/>
          <table:table-cell table:formula="of:=IF([.$D$5]=&quot;A&quot;;[.K119];IF([.$D$5]=&quot;B&quot;;[.L119];IF([.$D$5]=&quot;C&quot;;[.M119];&quot;&quot;)))&amp;RIGHT([.A119];LEN([.A119])-FIND(&quot;.&quot;;[.A119])+1)" office:value-type="float" office:value="0">
            <text:p>#VALUE!</text:p>
          </table:table-cell>
          <table:table-cell table:number-columns-repeated="8"/>
          <table:table-cell office:value-type="float" office:value="119">
            <text:p>119</text:p>
          </table:table-cell>
          <table:table-cell office:value-type="string">
            <text:p>DP</text:p>
          </table:table-cell>
          <table:table-cell office:value-type="string">
            <text:p>A119</text:p>
          </table:table-cell>
        </table:table-row>
        <table:table-row table:style-name="ro1">
          <table:table-cell/>
          <table:table-cell table:formula="of:=IF([.$D$5]=&quot;A&quot;;[.K120];IF([.$D$5]=&quot;B&quot;;[.L120];IF([.$D$5]=&quot;C&quot;;[.M120];&quot;&quot;)))&amp;RIGHT([.A120];LEN([.A120])-FIND(&quot;.&quot;;[.A120])+1)" office:value-type="float" office:value="0">
            <text:p>#VALUE!</text:p>
          </table:table-cell>
          <table:table-cell table:number-columns-repeated="8"/>
          <table:table-cell office:value-type="float" office:value="120">
            <text:p>120</text:p>
          </table:table-cell>
          <table:table-cell office:value-type="string">
            <text:p>DQ</text:p>
          </table:table-cell>
          <table:table-cell office:value-type="string">
            <text:p>A120</text:p>
          </table:table-cell>
        </table:table-row>
        <table:table-row table:style-name="ro1">
          <table:table-cell/>
          <table:table-cell table:formula="of:=IF([.$D$5]=&quot;A&quot;;[.K121];IF([.$D$5]=&quot;B&quot;;[.L121];IF([.$D$5]=&quot;C&quot;;[.M121];&quot;&quot;)))&amp;RIGHT([.A121];LEN([.A121])-FIND(&quot;.&quot;;[.A121])+1)" office:value-type="float" office:value="0">
            <text:p>#VALUE!</text:p>
          </table:table-cell>
          <table:table-cell table:number-columns-repeated="8"/>
          <table:table-cell office:value-type="float" office:value="121">
            <text:p>121</text:p>
          </table:table-cell>
          <table:table-cell office:value-type="string">
            <text:p>DR</text:p>
          </table:table-cell>
          <table:table-cell office:value-type="string">
            <text:p>A121</text:p>
          </table:table-cell>
        </table:table-row>
        <table:table-row table:style-name="ro1">
          <table:table-cell/>
          <table:table-cell table:formula="of:=IF([.$D$5]=&quot;A&quot;;[.K122];IF([.$D$5]=&quot;B&quot;;[.L122];IF([.$D$5]=&quot;C&quot;;[.M122];&quot;&quot;)))&amp;RIGHT([.A122];LEN([.A122])-FIND(&quot;.&quot;;[.A122])+1)" office:value-type="float" office:value="0">
            <text:p>#VALUE!</text:p>
          </table:table-cell>
          <table:table-cell table:number-columns-repeated="8"/>
          <table:table-cell office:value-type="float" office:value="122">
            <text:p>122</text:p>
          </table:table-cell>
          <table:table-cell office:value-type="string">
            <text:p>DS</text:p>
          </table:table-cell>
          <table:table-cell office:value-type="string">
            <text:p>A122</text:p>
          </table:table-cell>
        </table:table-row>
        <table:table-row table:style-name="ro1">
          <table:table-cell/>
          <table:table-cell table:formula="of:=IF([.$D$5]=&quot;A&quot;;[.K123];IF([.$D$5]=&quot;B&quot;;[.L123];IF([.$D$5]=&quot;C&quot;;[.M123];&quot;&quot;)))&amp;RIGHT([.A123];LEN([.A123])-FIND(&quot;.&quot;;[.A123])+1)" office:value-type="float" office:value="0">
            <text:p>#VALUE!</text:p>
          </table:table-cell>
          <table:table-cell table:number-columns-repeated="8"/>
          <table:table-cell office:value-type="float" office:value="123">
            <text:p>123</text:p>
          </table:table-cell>
          <table:table-cell office:value-type="string">
            <text:p>DT</text:p>
          </table:table-cell>
          <table:table-cell office:value-type="string">
            <text:p>A123</text:p>
          </table:table-cell>
        </table:table-row>
        <table:table-row table:style-name="ro1">
          <table:table-cell/>
          <table:table-cell table:formula="of:=IF([.$D$5]=&quot;A&quot;;[.K124];IF([.$D$5]=&quot;B&quot;;[.L124];IF([.$D$5]=&quot;C&quot;;[.M124];&quot;&quot;)))&amp;RIGHT([.A124];LEN([.A124])-FIND(&quot;.&quot;;[.A124])+1)" office:value-type="float" office:value="0">
            <text:p>#VALUE!</text:p>
          </table:table-cell>
          <table:table-cell table:number-columns-repeated="8"/>
          <table:table-cell office:value-type="float" office:value="124">
            <text:p>124</text:p>
          </table:table-cell>
          <table:table-cell office:value-type="string">
            <text:p>DU</text:p>
          </table:table-cell>
          <table:table-cell office:value-type="string">
            <text:p>A124</text:p>
          </table:table-cell>
        </table:table-row>
        <table:table-row table:style-name="ro1">
          <table:table-cell/>
          <table:table-cell table:formula="of:=IF([.$D$5]=&quot;A&quot;;[.K125];IF([.$D$5]=&quot;B&quot;;[.L125];IF([.$D$5]=&quot;C&quot;;[.M125];&quot;&quot;)))&amp;RIGHT([.A125];LEN([.A125])-FIND(&quot;.&quot;;[.A125])+1)" office:value-type="float" office:value="0">
            <text:p>#VALUE!</text:p>
          </table:table-cell>
          <table:table-cell table:number-columns-repeated="8"/>
          <table:table-cell office:value-type="float" office:value="125">
            <text:p>125</text:p>
          </table:table-cell>
          <table:table-cell office:value-type="string">
            <text:p>DV</text:p>
          </table:table-cell>
          <table:table-cell office:value-type="string">
            <text:p>A125</text:p>
          </table:table-cell>
        </table:table-row>
        <table:table-row table:style-name="ro1">
          <table:table-cell/>
          <table:table-cell table:formula="of:=IF([.$D$5]=&quot;A&quot;;[.K126];IF([.$D$5]=&quot;B&quot;;[.L126];IF([.$D$5]=&quot;C&quot;;[.M126];&quot;&quot;)))&amp;RIGHT([.A126];LEN([.A126])-FIND(&quot;.&quot;;[.A126])+1)" office:value-type="float" office:value="0">
            <text:p>#VALUE!</text:p>
          </table:table-cell>
          <table:table-cell table:number-columns-repeated="8"/>
          <table:table-cell office:value-type="float" office:value="126">
            <text:p>126</text:p>
          </table:table-cell>
          <table:table-cell office:value-type="string">
            <text:p>DW</text:p>
          </table:table-cell>
          <table:table-cell office:value-type="string">
            <text:p>A126</text:p>
          </table:table-cell>
        </table:table-row>
        <table:table-row table:style-name="ro1">
          <table:table-cell/>
          <table:table-cell table:formula="of:=IF([.$D$5]=&quot;A&quot;;[.K127];IF([.$D$5]=&quot;B&quot;;[.L127];IF([.$D$5]=&quot;C&quot;;[.M127];&quot;&quot;)))&amp;RIGHT([.A127];LEN([.A127])-FIND(&quot;.&quot;;[.A127])+1)" office:value-type="float" office:value="0">
            <text:p>#VALUE!</text:p>
          </table:table-cell>
          <table:table-cell table:number-columns-repeated="8"/>
          <table:table-cell office:value-type="float" office:value="127">
            <text:p>127</text:p>
          </table:table-cell>
          <table:table-cell office:value-type="string">
            <text:p>DX</text:p>
          </table:table-cell>
          <table:table-cell office:value-type="string">
            <text:p>A127</text:p>
          </table:table-cell>
        </table:table-row>
        <table:table-row table:style-name="ro1">
          <table:table-cell table:number-columns-repeated="10"/>
          <table:table-cell office:value-type="float" office:value="128">
            <text:p>128</text:p>
          </table:table-cell>
          <table:table-cell office:value-type="string">
            <text:p>DY</text:p>
          </table:table-cell>
          <table:table-cell office:value-type="string">
            <text:p>A128</text:p>
          </table:table-cell>
        </table:table-row>
        <table:table-row table:style-name="ro1">
          <table:table-cell table:number-columns-repeated="10"/>
          <table:table-cell office:value-type="float" office:value="129">
            <text:p>129</text:p>
          </table:table-cell>
          <table:table-cell office:value-type="string">
            <text:p>DZ</text:p>
          </table:table-cell>
          <table:table-cell office:value-type="string">
            <text:p>A129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9/26/2019</text:date>, <text:time>13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</meta:initial-creator>
    <meta:creation-date>2019-05-29T11:14:16.65</meta:creation-date>
    <dc:date>2019-09-26T13:27:06.51</dc:date>
    <dc:creator>karthik </dc:creator>
    <meta:editing-duration>PT9H27M12S</meta:editing-duration>
    <meta:editing-cycles>28</meta:editing-cycles>
    <meta:generator>OpenOffice/4.1.6$Win32 OpenOffice.org_project/416m1$Build-9790</meta:generator>
    <meta:printed-by>karthik </meta:printed-by>
    <meta:print-date>2019-07-26T16:01:54.54</meta:print-date>
    <meta:document-statistic meta:table-count="3" meta:cell-count="644" meta:object-count="5"/>
  </office:meta>
</office:document-meta>
</file>